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17.73mm"/>
    </style:style>
    <style:style style:name="co3" style:family="table-column">
      <style:table-column-properties fo:break-before="auto" style:column-width="17.89mm"/>
    </style:style>
    <style:style style:name="co4" style:family="table-column">
      <style:table-column-properties fo:break-before="auto" style:column-width="46.41mm"/>
    </style:style>
    <style:style style:name="co5" style:family="table-column">
      <style:table-column-properties fo:break-before="auto" style:column-width="36.9mm"/>
    </style:style>
    <style:style style:name="co6" style:family="table-column">
      <style:table-column-properties fo:break-before="auto" style:column-width="30.46mm"/>
    </style:style>
    <style:style style:name="co7" style:family="table-column">
      <style:table-column-properties fo:break-before="auto" style:column-width="27.9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3.76mm" fo:break-before="auto" style:use-optimal-row-height="false"/>
    </style:style>
    <style:style style:name="ta1" style:family="table" style:master-page-name="PageStyle_5f_Metadata">
      <style:table-properties table:display="true" style:writing-mode="lr-tb"/>
    </style:style>
    <style:style style:name="ta2" style:family="table" style:master-page-name="PageStyle_5f_2004">
      <style:table-properties table:display="true" style:writing-mode="lr-tb"/>
    </style:style>
    <style:style style:name="ta3" style:family="table" style:master-page-name="PageStyle_5f_2005">
      <style:table-properties table:display="true" style:writing-mode="lr-tb"/>
    </style:style>
    <style:style style:name="ta4" style:family="table" style:master-page-name="PageStyle_5f_2006">
      <style:table-properties table:display="true" style:writing-mode="lr-tb"/>
    </style:style>
    <style:style style:name="ta5" style:family="table" style:master-page-name="PageStyle_5f_2007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none" fo:padding="0.71mm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none" fo:padding="0.71mm" style:rotation-align="non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Warnings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d3d3d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border-bottom="0.74pt solid #3d3d3d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omma" style:data-style-name="N13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5f_BuiltIn_5f_Comma" style:data-style-name="N133">
      <style:table-cell-properties style:glyph-orientation-vertical="0" fo:border-bottom="0.74pt solid #3d3d3d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4">
      <style:table-cell-properties style:diagonal-bl-tr="none" style:diagonal-tl-br="none" fo:border="none" fo:padding="0.71mm" style:rotation-align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d3d3d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99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data" table:style-name="ta1">
        <office:forms form:automatic-focus="false" form:apply-design-mode="false"/>
        <table:table-column table:style-name="co1" table:default-cell-style-name="ce4"/>
        <table:table-column table:style-name="co1" table:default-cell-style-name="ce7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6" office:value-type="string" calcext:value-type="string">
            <text:p>Local Area Tourism Impact model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hortName</text:p>
          </table:table-cell>
          <table:table-cell table:style-name="ce6" office:value-type="string" calcext:value-type="string">
            <text:p>LATI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/>
          <table:table-cell table:style-name="ce11"/>
          <table:table-cell table:number-columns-repeated="1021"/>
        </table:table-row>
        <table:table-row table:style-name="ro1" table:number-rows-repeated="2">
          <table:table-cell table:style-name="ce2"/>
          <table:table-cell table:style-name="ce6"/>
          <table:table-cell table:number-columns-repeated="1022"/>
        </table:table-row>
        <table:table-row table:style-name="ro1">
          <table:table-cell table:style-name="ce2" office:value-type="string" calcext:value-type="string">
            <text:p>Theme</text:p>
          </table:table-cell>
          <table:table-cell table:style-name="ce6" office:value-type="string" calcext:value-type="string">
            <text:p>Art and Culture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 calcext:value-type="string">
            <text:p>Sub-theme</text:p>
          </table:table-cell>
          <table:table-cell table:style-name="ce6" office:value-type="string" calcext:value-type="string">
            <text:p>Leisure and Tourism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/>
          <table:table-cell table:number-columns-repeated="10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6" office:value-type="string" calcext:value-type="string">
            <text:p>Tourism trip estimat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Borough level trip estimates (thousands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bject</text:p>
          </table:table-cell>
          <table:table-cell table:style-name="ce6" office:value-type="string" calcext:value-type="string">
            <text:p>Touris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bject.keyword</text:p>
          </table:table-cell>
          <table:table-cell table:style-name="ce6" office:value-type="string" calcext:value-type="string">
            <text:p>Tourism, tourist, trips, estimates, LATI, local area, visitors, domestic, overseas, staying, day trip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blisher</text:p>
          </table:table-cell>
          <table:table-cell table:style-name="ce6" office:value-type="string" calcext:value-type="string">
            <text:p>LD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te.available</text:p>
          </table:table-cell>
          <table:table-cell table:style-name="ce6" office:value-type="string" calcext:value-type="string">
            <text:p>2004-200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eator</text:p>
          </table:table-cell>
          <table:table-cell table:style-name="ce6" office:value-type="string" calcext:value-type="string">
            <text:p>London Development Agency (LDA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e.created</text:p>
          </table:table-cell>
          <table:table-cell table:style-name="ce8" office:value-type="float" office:value="2009" calcext:value-type="float">
            <text:p>200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verage.spatial</text:p>
          </table:table-cell>
          <table:table-cell table:style-name="ce6" office:value-type="string" calcext:value-type="string">
            <text:p>London Boroug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verage.temporal</text:p>
          </table:table-cell>
          <table:table-cell table:style-name="ce8" office:value-type="string" calcext:value-type="string">
            <text:p>annu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6" office:value-type="string" calcext:value-type="string">
            <text:p>Estimat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nguage</text:p>
          </table:table-cell>
          <table:table-cell table:style-name="ce6" office:value-type="string" calcext:value-type="string">
            <text:p>English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ights</text:p>
          </table:table-cell>
          <table:table-cell office:value-type="string" calcext:value-type="string">
            <text:p>LD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re info</text:p>
          </table:table-cell>
          <table:table-cell table:style-name="ce6" office:value-type="string" calcext:value-type="string">
            <text:p>http://www.lda.gov.uk/upload/pdf/LATI_model_methodology_2009.pdf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ownload from</text:p>
          </table:table-cell>
          <table:table-cell table:style-name="ce9" office:value-type="string" calcext:value-type="string">
            <text:p><text:span text:style-name="T1"><text:a xlink:href="http://www.lda.gov.uk/server.php?show=ConWebDoc.2577" xlink:type="simple">http://www.lda.gov.uk/server.php?show=ConWebDoc.2577</text:a>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easure</text:p>
          </table:table-cell>
          <table:table-cell table:style-name="ce10" office:value-type="string" calcext:value-type="string">
            <text:p>Thousand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arnings/Notes</text:p>
          </table:table-cell>
          <table:table-cell office:value-type="string" calcext:value-type="string">
            <text:p>The ‘top-down’ nature of the LATI model (starting with London data) means it is best suited to disaggregate expenditure. <text:s/>However, tourism trips were also disaggregated for comparative purposes using the estimated proportions of spending by overseas, domestic and day visitors in the boroughs. <text:s/>Since the trip estimates are derived from data on trips to London they do not account for trips to different boroughs by visitors whilst in London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dicitive borough level day visitor estimates for 2007 were derived from the LDA’s own experimental London level day visitor estimates. <text:s/>As such the borough level day visitor estimates should be treated with caution and the 2007 day visitor estimates are not comparable with those from previous years. <text:s/>They are intended only to give a best estimate of the scale of day visitor tourism in each borough from the currently available data.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Next release</text:p>
          </table:table-cell>
          <table:table-cell office:value-type="float" office:value="2010" calcext:value-type="float">
            <text:p>201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style-name="ce5" table:number-columns-repeated="2"/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4" table:style-name="ta2" table:print-ranges="'2004'.B1:'2004'.E37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1019" table:default-cell-style-name="Default"/>
        <table:table-row table:style-name="ro3"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Area</text:p>
          </table:table-cell>
          <table:table-cell table:style-name="ce15" office:value-type="string" calcext:value-type="string">
            <text:p>2004 Overseas trips (thousands)+2004</text:p>
          </table:table-cell>
          <table:table-cell table:style-name="ce15"/>
          <table:table-cell table:style-name="ce20" office:value-type="string" calcext:value-type="string">
            <text:p>2004 day trips (thousands)</text:p>
          </table:table-cell>
          <table:table-cell table:style-name="ce22" table:formula="of:=SUM([.C3];[.D3])=[.F3]" office:value-type="boolean" office:boolean-value="true" calcext:value-type="boolean">
            <text:p>TRUE</text:p>
          </table:table-cell>
          <table:table-cell table:style-name="ce23" table:number-columns-repeated="1018"/>
        </table:table-row>
        <table:table-row table:style-name="ro1">
          <table:table-cell/>
          <table:table-cell table:style-name="ce14"/>
          <table:table-cell table:style-name="ce16" table:number-columns-repeated="2"/>
          <table:table-cell table:style-name="ce21"/>
          <table:table-cell table:number-columns-repeated="1019"/>
        </table:table-row>
        <table:table-row table:style-name="ro1">
          <table:table-cell table:style-name="ce8" office:value-type="string" calcext:value-type="string">
            <text:p>00AA</text:p>
          </table:table-cell>
          <table:table-cell office:value-type="string" calcext:value-type="string">
            <text:p>City of London</text:p>
          </table:table-cell>
          <table:table-cell table:style-name="ce17" office:value-type="float" office:value="583.940734155214" calcext:value-type="float">
            <text:p><text:s/>584 </text:p>
          </table:table-cell>
          <table:table-cell table:style-name="ce17" office:value-type="float" office:value="403.540976287787" calcext:value-type="float">
            <text:p><text:s/>404 </text:p>
          </table:table-cell>
          <table:table-cell table:style-name="ce17" office:value-type="float" office:value="4049.18332761953" calcext:value-type="float">
            <text:p><text:s/>4,049 </text:p>
          </table:table-cell>
          <table:table-cell table:formula="of:=SUM([.C3:.D3])" office:value-type="float" office:value="987.481710443001" calcext:value-type="float">
            <text:p>987.481710443001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00AB</text:p>
          </table:table-cell>
          <table:table-cell office:value-type="string" calcext:value-type="string">
            <text:p>Barking and Dagenham</text:p>
          </table:table-cell>
          <table:table-cell table:style-name="ce17" office:value-type="float" office:value="59.1618815398093" calcext:value-type="float">
            <text:p><text:s/>59 </text:p>
          </table:table-cell>
          <table:table-cell table:style-name="ce17" office:value-type="float" office:value="58.3869314122907" calcext:value-type="float">
            <text:p><text:s/>58 </text:p>
          </table:table-cell>
          <table:table-cell table:style-name="ce17" office:value-type="float" office:value="860.644267949473" calcext:value-type="float">
            <text:p><text:s/>861 </text:p>
          </table:table-cell>
          <table:table-cell table:formula="of:=SUM([.C4:.D4])" office:value-type="float" office:value="117.5488129521" calcext:value-type="float">
            <text:p>117.5488129521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00AC</text:p>
          </table:table-cell>
          <table:table-cell office:value-type="string" calcext:value-type="string">
            <text:p>Barnet</text:p>
          </table:table-cell>
          <table:table-cell table:style-name="ce17" office:value-type="float" office:value="285.41" calcext:value-type="float">
            <text:p><text:s/>285 </text:p>
          </table:table-cell>
          <table:table-cell table:style-name="ce17" office:value-type="float" office:value="294.703973268919" calcext:value-type="float">
            <text:p><text:s/>295 </text:p>
          </table:table-cell>
          <table:table-cell table:style-name="ce17" office:value-type="float" office:value="4922.65006891365" calcext:value-type="float">
            <text:p><text:s/>4,923 </text:p>
          </table:table-cell>
          <table:table-cell table:formula="of:=SUM([.C5:.D5])" office:value-type="float" office:value="580.113973268919" calcext:value-type="float">
            <text:p>580.113973268919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00AD</text:p>
          </table:table-cell>
          <table:table-cell office:value-type="string" calcext:value-type="string">
            <text:p>Bexley</text:p>
          </table:table-cell>
          <table:table-cell table:style-name="ce17" office:value-type="float" office:value="124.134395481452" calcext:value-type="float">
            <text:p><text:s/>124 </text:p>
          </table:table-cell>
          <table:table-cell table:style-name="ce17" office:value-type="float" office:value="137.160412533455" calcext:value-type="float">
            <text:p><text:s/>137 </text:p>
          </table:table-cell>
          <table:table-cell table:style-name="ce17" office:value-type="float" office:value="1551.32121080512" calcext:value-type="float">
            <text:p><text:s/>1,551 </text:p>
          </table:table-cell>
          <table:table-cell table:formula="of:=SUM([.C6:.D6])" office:value-type="float" office:value="261.294808014907" calcext:value-type="float">
            <text:p>261.294808014907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00AE</text:p>
          </table:table-cell>
          <table:table-cell office:value-type="string" calcext:value-type="string">
            <text:p>Brent</text:p>
          </table:table-cell>
          <table:table-cell table:style-name="ce17" office:value-type="float" office:value="168.968713872802" calcext:value-type="float">
            <text:p><text:s/>169 </text:p>
          </table:table-cell>
          <table:table-cell table:style-name="ce17" office:value-type="float" office:value="171.648947917091" calcext:value-type="float">
            <text:p><text:s/>172 </text:p>
          </table:table-cell>
          <table:table-cell table:style-name="ce17" office:value-type="float" office:value="2084.31881709581" calcext:value-type="float">
            <text:p><text:s/>2,084 </text:p>
          </table:table-cell>
          <table:table-cell table:formula="of:=SUM([.C7:.D7])" office:value-type="float" office:value="340.617661789893" calcext:value-type="float">
            <text:p>340.617661789893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00AF</text:p>
          </table:table-cell>
          <table:table-cell office:value-type="string" calcext:value-type="string">
            <text:p>Bromley</text:p>
          </table:table-cell>
          <table:table-cell table:style-name="ce17" office:value-type="float" office:value="232.927200007181" calcext:value-type="float">
            <text:p><text:s/>233 </text:p>
          </table:table-cell>
          <table:table-cell table:style-name="ce17" office:value-type="float" office:value="241.023453382389" calcext:value-type="float">
            <text:p><text:s/>241 </text:p>
          </table:table-cell>
          <table:table-cell table:style-name="ce17" office:value-type="float" office:value="2886.82627750702" calcext:value-type="float">
            <text:p><text:s/>2,887 </text:p>
          </table:table-cell>
          <table:table-cell table:formula="of:=SUM([.C8:.D8])" office:value-type="float" office:value="473.95065338957" calcext:value-type="float">
            <text:p>473.95065338957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00AG</text:p>
          </table:table-cell>
          <table:table-cell office:value-type="string" calcext:value-type="string">
            <text:p>Camden</text:p>
          </table:table-cell>
          <table:table-cell table:style-name="ce17" office:value-type="float" office:value="792.563081786099" calcext:value-type="float">
            <text:p><text:s/>793 </text:p>
          </table:table-cell>
          <table:table-cell table:style-name="ce17" office:value-type="float" office:value="868.992707272846" calcext:value-type="float">
            <text:p><text:s/>869 </text:p>
          </table:table-cell>
          <table:table-cell table:style-name="ce17" office:value-type="float" office:value="8161.32597958755" calcext:value-type="float">
            <text:p><text:s/>8,161 </text:p>
          </table:table-cell>
          <table:table-cell table:formula="of:=SUM([.C9:.D9])" office:value-type="float" office:value="1661.55578905894" calcext:value-type="float">
            <text:p>1661.55578905894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00AH</text:p>
          </table:table-cell>
          <table:table-cell office:value-type="string" calcext:value-type="string">
            <text:p>Croydon</text:p>
          </table:table-cell>
          <table:table-cell table:style-name="ce17" office:value-type="float" office:value="278.877622390956" calcext:value-type="float">
            <text:p><text:s/>279 </text:p>
          </table:table-cell>
          <table:table-cell table:style-name="ce17" office:value-type="float" office:value="314.921346419755" calcext:value-type="float">
            <text:p><text:s/>315 </text:p>
          </table:table-cell>
          <table:table-cell table:style-name="ce17" office:value-type="float" office:value="3574.81247646889" calcext:value-type="float">
            <text:p><text:s/>3,575 </text:p>
          </table:table-cell>
          <table:table-cell table:formula="of:=SUM([.C10:.D10])" office:value-type="float" office:value="593.798968810711" calcext:value-type="float">
            <text:p>593.798968810711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00AJ</text:p>
          </table:table-cell>
          <table:table-cell office:value-type="string" calcext:value-type="string">
            <text:p>Ealing</text:p>
          </table:table-cell>
          <table:table-cell table:style-name="ce17" table:formula="of:=SUM([.C3:.C10])" office:value-type="float" office:value="2525.98362923351" calcext:value-type="float">
            <text:p><text:s/>2,526 </text:p>
          </table:table-cell>
          <table:table-cell table:style-name="ce17" office:value-type="float" office:value="287.543757686716" calcext:value-type="float">
            <text:p><text:s/>288 </text:p>
          </table:table-cell>
          <table:table-cell table:style-name="ce17" office:value-type="float" office:value="3910.22440026267" calcext:value-type="float">
            <text:p><text:s/>3,910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K</text:p>
          </table:table-cell>
          <table:table-cell office:value-type="string" calcext:value-type="string">
            <text:p>Enfield</text:p>
          </table:table-cell>
          <table:table-cell table:style-name="ce17" office:value-type="float" office:value="234.349493768702" calcext:value-type="float">
            <text:p><text:s/>234 </text:p>
          </table:table-cell>
          <table:table-cell table:style-name="ce17" office:value-type="float" office:value="249.568135692981" calcext:value-type="float">
            <text:p><text:s/>250 </text:p>
          </table:table-cell>
          <table:table-cell table:style-name="ce17" office:value-type="float" office:value="2121.46744383261" calcext:value-type="float">
            <text:p><text:s/>2,121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L</text:p>
          </table:table-cell>
          <table:table-cell office:value-type="string" calcext:value-type="string">
            <text:p>Greenwich</text:p>
          </table:table-cell>
          <table:table-cell table:style-name="ce17" office:value-type="float" office:value="121.344023997026" calcext:value-type="float">
            <text:p><text:s/>121 </text:p>
          </table:table-cell>
          <table:table-cell table:style-name="ce17" office:value-type="float" office:value="122.961609239829" calcext:value-type="float">
            <text:p><text:s/>123 </text:p>
          </table:table-cell>
          <table:table-cell table:style-name="ce17" office:value-type="float" office:value="2134.87716277971" calcext:value-type="float">
            <text:p><text:s/>2,135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M</text:p>
          </table:table-cell>
          <table:table-cell office:value-type="string" calcext:value-type="string">
            <text:p>Hackney</text:p>
          </table:table-cell>
          <table:table-cell table:style-name="ce17" office:value-type="float" office:value="100.296607229524" calcext:value-type="float">
            <text:p><text:s/>100 </text:p>
          </table:table-cell>
          <table:table-cell table:style-name="ce17" office:value-type="float" office:value="102.094593678036" calcext:value-type="float">
            <text:p><text:s/>102 </text:p>
          </table:table-cell>
          <table:table-cell table:style-name="ce17" office:value-type="float" office:value="1221.37917307446" calcext:value-type="float">
            <text:p><text:s/>1,221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N</text:p>
          </table:table-cell>
          <table:table-cell office:value-type="string" calcext:value-type="string">
            <text:p>Hammersmith and Fulham</text:p>
          </table:table-cell>
          <table:table-cell table:style-name="ce17" office:value-type="float" office:value="409.646445228487" calcext:value-type="float">
            <text:p><text:s/>410 </text:p>
          </table:table-cell>
          <table:table-cell table:style-name="ce17" office:value-type="float" office:value="448.636256779301" calcext:value-type="float">
            <text:p><text:s/>449 </text:p>
          </table:table-cell>
          <table:table-cell table:style-name="ce17" office:value-type="float" office:value="4942.96226639264" calcext:value-type="float">
            <text:p><text:s/>4,943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P</text:p>
          </table:table-cell>
          <table:table-cell office:value-type="string" calcext:value-type="string">
            <text:p>Haringey</text:p>
          </table:table-cell>
          <table:table-cell table:style-name="ce17" office:value-type="float" office:value="137.125632009083" calcext:value-type="float">
            <text:p><text:s/>137 </text:p>
          </table:table-cell>
          <table:table-cell table:style-name="ce17" office:value-type="float" office:value="133.18718827446" calcext:value-type="float">
            <text:p><text:s/>133 </text:p>
          </table:table-cell>
          <table:table-cell table:style-name="ce17" office:value-type="float" office:value="1881.33506031593" calcext:value-type="float">
            <text:p><text:s/>1,881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Q</text:p>
          </table:table-cell>
          <table:table-cell office:value-type="string" calcext:value-type="string">
            <text:p>Harrow</text:p>
          </table:table-cell>
          <table:table-cell table:style-name="ce17" office:value-type="float" office:value="159.238755060797" calcext:value-type="float">
            <text:p><text:s/>159 </text:p>
          </table:table-cell>
          <table:table-cell table:style-name="ce17" office:value-type="float" office:value="168.298195598818" calcext:value-type="float">
            <text:p><text:s/>168 </text:p>
          </table:table-cell>
          <table:table-cell table:style-name="ce17" office:value-type="float" office:value="1633.28182013282" calcext:value-type="float">
            <text:p><text:s/>1,633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R</text:p>
          </table:table-cell>
          <table:table-cell office:value-type="string" calcext:value-type="string">
            <text:p>Havering</text:p>
          </table:table-cell>
          <table:table-cell table:style-name="ce17" office:value-type="float" office:value="215.581473924807" calcext:value-type="float">
            <text:p><text:s/>216 </text:p>
          </table:table-cell>
          <table:table-cell table:style-name="ce17" office:value-type="float" office:value="234.031563111587" calcext:value-type="float">
            <text:p><text:s/>234 </text:p>
          </table:table-cell>
          <table:table-cell table:style-name="ce17" office:value-type="float" office:value="2563.20689231516" calcext:value-type="float">
            <text:p><text:s/>2,563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S</text:p>
          </table:table-cell>
          <table:table-cell office:value-type="string" calcext:value-type="string">
            <text:p>Hillingdon</text:p>
          </table:table-cell>
          <table:table-cell table:style-name="ce17" office:value-type="float" office:value="375.038573461697" calcext:value-type="float">
            <text:p><text:s/>375 </text:p>
          </table:table-cell>
          <table:table-cell table:style-name="ce17" office:value-type="float" office:value="428.688359430067" calcext:value-type="float">
            <text:p><text:s/>429 </text:p>
          </table:table-cell>
          <table:table-cell table:style-name="ce17" office:value-type="float" office:value="2893.78591363552" calcext:value-type="float">
            <text:p><text:s/>2,894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T</text:p>
          </table:table-cell>
          <table:table-cell office:value-type="string" calcext:value-type="string">
            <text:p>Hounslow</text:p>
          </table:table-cell>
          <table:table-cell table:style-name="ce17" office:value-type="float" office:value="177.091096119535" calcext:value-type="float">
            <text:p><text:s/>177 </text:p>
          </table:table-cell>
          <table:table-cell table:style-name="ce17" office:value-type="float" office:value="188.699116188337" calcext:value-type="float">
            <text:p><text:s/>189 </text:p>
          </table:table-cell>
          <table:table-cell table:style-name="ce17" office:value-type="float" office:value="2095.77733606772" calcext:value-type="float">
            <text:p><text:s/>2,096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U</text:p>
          </table:table-cell>
          <table:table-cell office:value-type="string" calcext:value-type="string">
            <text:p>Islington</text:p>
          </table:table-cell>
          <table:table-cell table:style-name="ce17" office:value-type="float" office:value="287.439683327204" calcext:value-type="float">
            <text:p><text:s/>287 </text:p>
          </table:table-cell>
          <table:table-cell table:style-name="ce17" office:value-type="float" office:value="288.793664360096" calcext:value-type="float">
            <text:p><text:s/>289 </text:p>
          </table:table-cell>
          <table:table-cell table:style-name="ce17" office:value-type="float" office:value="2683.19681394413" calcext:value-type="float">
            <text:p><text:s/>2,683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W</text:p>
          </table:table-cell>
          <table:table-cell office:value-type="string" calcext:value-type="string">
            <text:p>Kensington and Chelsea</text:p>
          </table:table-cell>
          <table:table-cell table:style-name="ce17" office:value-type="float" office:value="1550.58098172865" calcext:value-type="float">
            <text:p><text:s/>1,551 </text:p>
          </table:table-cell>
          <table:table-cell table:style-name="ce17" office:value-type="float" office:value="1185.76785383324" calcext:value-type="float">
            <text:p><text:s/>1,186 </text:p>
          </table:table-cell>
          <table:table-cell table:style-name="ce17" office:value-type="float" office:value="10023.9890491307" calcext:value-type="float">
            <text:p><text:s/>10,024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X</text:p>
          </table:table-cell>
          <table:table-cell office:value-type="string" calcext:value-type="string">
            <text:p>Kingston-upon-Thames</text:p>
          </table:table-cell>
          <table:table-cell table:style-name="ce17" office:value-type="float" office:value="179.516881979325" calcext:value-type="float">
            <text:p><text:s/>180 </text:p>
          </table:table-cell>
          <table:table-cell table:style-name="ce17" office:value-type="float" office:value="177.710800132519" calcext:value-type="float">
            <text:p><text:s/>178 </text:p>
          </table:table-cell>
          <table:table-cell table:style-name="ce17" office:value-type="float" office:value="2313.58671211399" calcext:value-type="float">
            <text:p><text:s/>2,314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Y</text:p>
          </table:table-cell>
          <table:table-cell office:value-type="string" calcext:value-type="string">
            <text:p>Lambeth</text:p>
          </table:table-cell>
          <table:table-cell table:style-name="ce17" office:value-type="float" office:value="313.65812191065" calcext:value-type="float">
            <text:p><text:s/>314 </text:p>
          </table:table-cell>
          <table:table-cell table:style-name="ce17" office:value-type="float" office:value="379.532720657171" calcext:value-type="float">
            <text:p><text:s/>380 </text:p>
          </table:table-cell>
          <table:table-cell table:style-name="ce17" office:value-type="float" office:value="4733.12279642355" calcext:value-type="float">
            <text:p><text:s/>4,733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Z</text:p>
          </table:table-cell>
          <table:table-cell office:value-type="string" calcext:value-type="string">
            <text:p>Lewisham</text:p>
          </table:table-cell>
          <table:table-cell table:style-name="ce17" office:value-type="float" office:value="89.7885087738173" calcext:value-type="float">
            <text:p><text:s/>90 </text:p>
          </table:table-cell>
          <table:table-cell table:style-name="ce17" office:value-type="float" office:value="97.3387441931653" calcext:value-type="float">
            <text:p><text:s/>97 </text:p>
          </table:table-cell>
          <table:table-cell table:style-name="ce17" office:value-type="float" office:value="1139.8743589147" calcext:value-type="float">
            <text:p><text:s/>1,140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A</text:p>
          </table:table-cell>
          <table:table-cell office:value-type="string" calcext:value-type="string">
            <text:p>Merton</text:p>
          </table:table-cell>
          <table:table-cell table:style-name="ce17" office:value-type="float" office:value="119.599626939625" calcext:value-type="float">
            <text:p><text:s/>120 </text:p>
          </table:table-cell>
          <table:table-cell table:style-name="ce17" office:value-type="float" office:value="121.253450531023" calcext:value-type="float">
            <text:p><text:s/>121 </text:p>
          </table:table-cell>
          <table:table-cell table:style-name="ce17" office:value-type="float" office:value="2664.32323608332" calcext:value-type="float">
            <text:p><text:s/>2,664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B</text:p>
          </table:table-cell>
          <table:table-cell office:value-type="string" calcext:value-type="string">
            <text:p>Newham</text:p>
          </table:table-cell>
          <table:table-cell table:style-name="ce17" office:value-type="float" office:value="147.625370262385" calcext:value-type="float">
            <text:p><text:s/>148 </text:p>
          </table:table-cell>
          <table:table-cell table:style-name="ce17" office:value-type="float" office:value="169.712629338346" calcext:value-type="float">
            <text:p><text:s/>170 </text:p>
          </table:table-cell>
          <table:table-cell table:style-name="ce17" office:value-type="float" office:value="1668.16372583479" calcext:value-type="float">
            <text:p><text:s/>1,668 </text:p>
          </table:table-cell>
          <table:table-cell table:formula="of:=SUM([.C27:.E27])" office:value-type="float" office:value="1985.50172543552" calcext:value-type="float">
            <text:p>1985.50172543552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00BC</text:p>
          </table:table-cell>
          <table:table-cell office:value-type="string" calcext:value-type="string">
            <text:p>Redbridge</text:p>
          </table:table-cell>
          <table:table-cell table:style-name="ce17" office:value-type="float" office:value="148.614650213167" calcext:value-type="float">
            <text:p><text:s/>149 </text:p>
          </table:table-cell>
          <table:table-cell table:style-name="ce17" office:value-type="float" office:value="146.889537392228" calcext:value-type="float">
            <text:p><text:s/>147 </text:p>
          </table:table-cell>
          <table:table-cell table:style-name="ce17" office:value-type="float" office:value="1730.08182323872" calcext:value-type="float">
            <text:p><text:s/>1,730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D</text:p>
          </table:table-cell>
          <table:table-cell office:value-type="string" calcext:value-type="string">
            <text:p>Richmond-upon-Thames</text:p>
          </table:table-cell>
          <table:table-cell table:style-name="ce17" office:value-type="float" office:value="175.617162318629" calcext:value-type="float">
            <text:p><text:s/>176 </text:p>
          </table:table-cell>
          <table:table-cell table:style-name="ce17" office:value-type="float" office:value="200.823145051745" calcext:value-type="float">
            <text:p><text:s/>201 </text:p>
          </table:table-cell>
          <table:table-cell table:style-name="ce17" office:value-type="float" office:value="1936.86920934102" calcext:value-type="float">
            <text:p><text:s/>1,937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E</text:p>
          </table:table-cell>
          <table:table-cell office:value-type="string" calcext:value-type="string">
            <text:p>Southwark</text:p>
          </table:table-cell>
          <table:table-cell table:style-name="ce17" office:value-type="float" office:value="299.094814330153" calcext:value-type="float">
            <text:p><text:s/>299 </text:p>
          </table:table-cell>
          <table:table-cell table:style-name="ce17" office:value-type="float" office:value="310.38151986239" calcext:value-type="float">
            <text:p><text:s/>310 </text:p>
          </table:table-cell>
          <table:table-cell table:style-name="ce17" office:value-type="float" office:value="5057.9283789891" calcext:value-type="float">
            <text:p><text:s/>5,058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F</text:p>
          </table:table-cell>
          <table:table-cell office:value-type="string" calcext:value-type="string">
            <text:p>Sutton</text:p>
          </table:table-cell>
          <table:table-cell table:style-name="ce17" office:value-type="float" office:value="117.935188633707" calcext:value-type="float">
            <text:p><text:s/>118 </text:p>
          </table:table-cell>
          <table:table-cell table:style-name="ce17" office:value-type="float" office:value="121.366636266654" calcext:value-type="float">
            <text:p><text:s/>121 </text:p>
          </table:table-cell>
          <table:table-cell table:style-name="ce17" office:value-type="float" office:value="1473.4948055702" calcext:value-type="float">
            <text:p><text:s/>1,473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G</text:p>
          </table:table-cell>
          <table:table-cell office:value-type="string" calcext:value-type="string">
            <text:p>Tower Hamlets</text:p>
          </table:table-cell>
          <table:table-cell table:style-name="ce17" office:value-type="float" office:value="235.702090024055" calcext:value-type="float">
            <text:p><text:s/>236 </text:p>
          </table:table-cell>
          <table:table-cell table:style-name="ce17" office:value-type="float" office:value="349.835322204604" calcext:value-type="float">
            <text:p><text:s/>350 </text:p>
          </table:table-cell>
          <table:table-cell table:style-name="ce17" office:value-type="float" office:value="3961.32713304502" calcext:value-type="float">
            <text:p><text:s/>3,961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H</text:p>
          </table:table-cell>
          <table:table-cell office:value-type="string" calcext:value-type="string">
            <text:p>Waltham Forest</text:p>
          </table:table-cell>
          <table:table-cell table:style-name="ce17" office:value-type="float" office:value="112.373917254706" calcext:value-type="float">
            <text:p><text:s/>112 </text:p>
          </table:table-cell>
          <table:table-cell table:style-name="ce17" office:value-type="float" office:value="114.091229621252" calcext:value-type="float">
            <text:p><text:s/>114 </text:p>
          </table:table-cell>
          <table:table-cell table:style-name="ce17" office:value-type="float" office:value="1526.24798284556" calcext:value-type="float">
            <text:p><text:s/>1,526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J</text:p>
          </table:table-cell>
          <table:table-cell office:value-type="string" calcext:value-type="string">
            <text:p>Wandsworth</text:p>
          </table:table-cell>
          <table:table-cell table:style-name="ce17" office:value-type="float" office:value="221.686112719255" calcext:value-type="float">
            <text:p><text:s/>222 </text:p>
          </table:table-cell>
          <table:table-cell table:style-name="ce17" office:value-type="float" office:value="213.394060334402" calcext:value-type="float">
            <text:p><text:s/>213 </text:p>
          </table:table-cell>
          <table:table-cell table:style-name="ce17" office:value-type="float" office:value="3011.28225713697" calcext:value-type="float">
            <text:p><text:s/>3,011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K</text:p>
          </table:table-cell>
          <table:table-cell office:value-type="string" calcext:value-type="string">
            <text:p>Westminster, City of</text:p>
          </table:table-cell>
          <table:table-cell table:style-name="ce17" office:value-type="float" office:value="4650.6363586311" calcext:value-type="float">
            <text:p><text:s/>4,651 </text:p>
          </table:table-cell>
          <table:table-cell table:style-name="ce17" office:value-type="float" office:value="4073.66049726322" calcext:value-type="float">
            <text:p><text:s/>4,074 </text:p>
          </table:table-cell>
          <table:table-cell table:style-name="ce17" office:value-type="float" office:value="31408.8840886911" calcext:value-type="float">
            <text:p><text:s/>31,409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 table:formula="of:=SUM([.C5:.C27])" office:value-type="float" office:value="9026.78591849332" calcext:value-type="float">
            <text:p><text:s/>9,027 </text:p>
          </table:table-cell>
          <table:table-cell table:style-name="ce17" table:formula="of:=SUM([.D5:.D27])" office:value-type="float" office:value="6812.26947952014" calcext:value-type="float">
            <text:p><text:s/>6,812 </text:p>
          </table:table-cell>
          <table:table-cell table:style-name="ce17"/>
          <table:table-cell table:number-columns-repeated="1019"/>
        </table:table-row>
        <table:table-row table:style-name="ro1"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London</text:p>
          </table:table-cell>
          <table:table-cell table:style-name="ce18" office:value-type="float" office:value="13391.0797612949" calcext:value-type="float">
            <text:p><text:s/>13,391 </text:p>
          </table:table-cell>
          <table:table-cell table:style-name="ce18" office:value-type="float" office:value="12804.6393352167" calcext:value-type="float">
            <text:p><text:s/>12,805 </text:p>
          </table:table-cell>
          <table:table-cell table:style-name="ce18" office:value-type="float" office:value="128821.752266059" calcext:value-type="float">
            <text:p><text:s/>128,822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SUM([.C5:.C28])" office:value-type="float" office:value="9175.40056870649" calcext:value-type="float">
            <text:p>9,175.40</text:p>
          </table:table-cell>
          <table:table-cell table:style-name="ce19" table:formula="of:=SUM([.D5:.D28])" office:value-type="float" office:value="6959.15901691237" calcext:value-type="float">
            <text:p>6,959.16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2"/>
          <table:table-cell table:formula="of:=SUM([.C5:.C29])" office:value-type="float" office:value="9351.01773102512" calcext:value-type="float">
            <text:p>9351.01773102512</text:p>
          </table:table-cell>
          <table:table-cell table:formula="of:=SUM([.D5:.D29])" office:value-type="float" office:value="7159.98216196412" calcext:value-type="float">
            <text:p>7159.9821619641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SUM([.C3:.C35])" office:value-type="float" office:value="15631.5488283131" calcext:value-type="float">
            <text:p>15631.5488283131</text:p>
          </table:table-cell>
          <table:table-cell table:formula="of:=SUM([.D3:.D35])" office:value-type="float" office:value="12804.6393352167" calcext:value-type="float">
            <text:p>12804.639335216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SUM([.C8:.C15])" office:value-type="float" office:value="4695.98810364149" calcext:value-type="float">
            <text:p>4695.98810364149</text:p>
          </table:table-cell>
          <table:table-cell table:formula="of:=SUM([.D8:.D15])" office:value-type="float" office:value="2635.74186015185" calcext:value-type="float">
            <text:p>2635.7418601518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SUM([.C8:.C9])" office:value-type="float" office:value="1025.49028179328" calcext:value-type="float">
            <text:p>1025.49028179328</text:p>
          </table:table-cell>
          <table:table-cell table:formula="of:=SUM([.D8:.D9])" office:value-type="float" office:value="1110.01616065523" calcext:value-type="float">
            <text:p>1110.0161606552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SUM([.C8:.C10])" office:value-type="float" office:value="1304.36790418424" calcext:value-type="float">
            <text:p>1304.36790418424</text:p>
          </table:table-cell>
          <table:table-cell table:formula="of:=SUM([.D8:.D10])" office:value-type="float" office:value="1424.93750707499" calcext:value-type="float">
            <text:p>1424.93750707499</text:p>
          </table:table-cell>
          <table:table-cell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Metadata.$A$1" table:cell-range-address="$'2004'.$B$1:.$E$37" table:range-usable-as="print-range"/>
        </table:named-expressions>
      </table:table>
      <table:table table:name="2005" table:style-name="ta3" table:print-ranges="'2005'.B1:'2005'.E37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1019" table:default-cell-style-name="Default"/>
        <table:table-row table:style-name="ro3"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Area</text:p>
          </table:table-cell>
          <table:table-cell table:style-name="ce15" office:value-type="string" calcext:value-type="string">
            <text:p>2005 Overseas trips (thousands)</text:p>
          </table:table-cell>
          <table:table-cell table:style-name="ce15" office:value-type="string" calcext:value-type="string">
            <text:p>2005 Domestic staying trips (thousands)</text:p>
          </table:table-cell>
          <table:table-cell table:style-name="ce20" office:value-type="string" calcext:value-type="string">
            <text:p>2005 day trips (thousands)</text:p>
          </table:table-cell>
          <table:table-cell table:style-name="ce23" table:number-columns-repeated="1019"/>
        </table:table-row>
        <table:table-row table:style-name="ro1">
          <table:table-cell/>
          <table:table-cell table:style-name="ce14"/>
          <table:table-cell table:style-name="ce16" table:number-columns-repeated="2"/>
          <table:table-cell table:style-name="ce21"/>
          <table:table-cell table:number-columns-repeated="1019"/>
        </table:table-row>
        <table:table-row table:style-name="ro1">
          <table:table-cell table:style-name="ce8" office:value-type="string" calcext:value-type="string">
            <text:p>00AA</text:p>
          </table:table-cell>
          <table:table-cell office:value-type="string" calcext:value-type="string">
            <text:p>City of London</text:p>
          </table:table-cell>
          <table:table-cell table:style-name="ce17" office:value-type="float" office:value="606.634554578351" calcext:value-type="float">
            <text:p><text:s/>607 </text:p>
          </table:table-cell>
          <table:table-cell table:style-name="ce17" office:value-type="float" office:value="352.072426176349" calcext:value-type="float">
            <text:p><text:s/>352 </text:p>
          </table:table-cell>
          <table:table-cell table:style-name="ce17" office:value-type="float" office:value="4209.96268637823" calcext:value-type="float">
            <text:p><text:s/>4,210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B</text:p>
          </table:table-cell>
          <table:table-cell office:value-type="string" calcext:value-type="string">
            <text:p>Barking and Dagenham</text:p>
          </table:table-cell>
          <table:table-cell table:style-name="ce17" office:value-type="float" office:value="57.6949813045259" calcext:value-type="float">
            <text:p><text:s/>58 </text:p>
          </table:table-cell>
          <table:table-cell table:style-name="ce17" office:value-type="float" office:value="38.3617547798942" calcext:value-type="float">
            <text:p><text:s/>38 </text:p>
          </table:table-cell>
          <table:table-cell table:style-name="ce17" office:value-type="float" office:value="842.118071479741" calcext:value-type="float">
            <text:p><text:s/>842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C</text:p>
          </table:table-cell>
          <table:table-cell office:value-type="string" calcext:value-type="string">
            <text:p>Barnet</text:p>
          </table:table-cell>
          <table:table-cell table:style-name="ce17" office:value-type="float" office:value="295.18442302169" calcext:value-type="float">
            <text:p><text:s/>295 </text:p>
          </table:table-cell>
          <table:table-cell table:style-name="ce17" office:value-type="float" office:value="208.47721915032" calcext:value-type="float">
            <text:p><text:s/>208 </text:p>
          </table:table-cell>
          <table:table-cell table:style-name="ce17" office:value-type="float" office:value="5041.40259061159" calcext:value-type="float">
            <text:p><text:s/>5,041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D</text:p>
          </table:table-cell>
          <table:table-cell office:value-type="string" calcext:value-type="string">
            <text:p>Bexley</text:p>
          </table:table-cell>
          <table:table-cell table:style-name="ce17" office:value-type="float" office:value="123.339122210862" calcext:value-type="float">
            <text:p><text:s/>123 </text:p>
          </table:table-cell>
          <table:table-cell table:style-name="ce17" office:value-type="float" office:value="90.5506687511622" calcext:value-type="float">
            <text:p><text:s/>91 </text:p>
          </table:table-cell>
          <table:table-cell table:style-name="ce17" office:value-type="float" office:value="1596.0418000634" calcext:value-type="float">
            <text:p><text:s/>1,596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E</text:p>
          </table:table-cell>
          <table:table-cell office:value-type="string" calcext:value-type="string">
            <text:p>Brent</text:p>
          </table:table-cell>
          <table:table-cell table:style-name="ce17" office:value-type="float" office:value="168.034629101081" calcext:value-type="float">
            <text:p><text:s/>168 </text:p>
          </table:table-cell>
          <table:table-cell table:style-name="ce17" office:value-type="float" office:value="119.190142211377" calcext:value-type="float">
            <text:p><text:s/>119 </text:p>
          </table:table-cell>
          <table:table-cell table:style-name="ce17" office:value-type="float" office:value="2062.02522614176" calcext:value-type="float">
            <text:p><text:s/>2,062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F</text:p>
          </table:table-cell>
          <table:table-cell office:value-type="string" calcext:value-type="string">
            <text:p>Bromley</text:p>
          </table:table-cell>
          <table:table-cell table:style-name="ce17" office:value-type="float" office:value="239.793880056673" calcext:value-type="float">
            <text:p><text:s/>240 </text:p>
          </table:table-cell>
          <table:table-cell table:style-name="ce17" office:value-type="float" office:value="164.22150846072" calcext:value-type="float">
            <text:p><text:s/>164 </text:p>
          </table:table-cell>
          <table:table-cell table:style-name="ce17" office:value-type="float" office:value="2969.8739078082" calcext:value-type="float">
            <text:p><text:s/>2,970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G</text:p>
          </table:table-cell>
          <table:table-cell office:value-type="string" calcext:value-type="string">
            <text:p>Camden</text:p>
          </table:table-cell>
          <table:table-cell table:style-name="ce17" office:value-type="float" office:value="822.807728403037" calcext:value-type="float">
            <text:p><text:s/>823 </text:p>
          </table:table-cell>
          <table:table-cell table:style-name="ce17" office:value-type="float" office:value="762.349938625044" calcext:value-type="float">
            <text:p><text:s/>762 </text:p>
          </table:table-cell>
          <table:table-cell table:style-name="ce17" office:value-type="float" office:value="8450.99262611697" calcext:value-type="float">
            <text:p><text:s/>8,451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H</text:p>
          </table:table-cell>
          <table:table-cell office:value-type="string" calcext:value-type="string">
            <text:p>Croydon</text:p>
          </table:table-cell>
          <table:table-cell table:style-name="ce17" office:value-type="float" office:value="269.089308574325" calcext:value-type="float">
            <text:p><text:s/>269 </text:p>
          </table:table-cell>
          <table:table-cell table:style-name="ce17" office:value-type="float" office:value="214.382181379012" calcext:value-type="float">
            <text:p><text:s/>214 </text:p>
          </table:table-cell>
          <table:table-cell table:style-name="ce17" office:value-type="float" office:value="3491.62596352044" calcext:value-type="float">
            <text:p><text:s/>3,492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J</text:p>
          </table:table-cell>
          <table:table-cell office:value-type="string" calcext:value-type="string">
            <text:p>Ealing</text:p>
          </table:table-cell>
          <table:table-cell table:style-name="ce17" office:value-type="float" office:value="301.772056554502" calcext:value-type="float">
            <text:p><text:s/>302 </text:p>
          </table:table-cell>
          <table:table-cell table:style-name="ce17" office:value-type="float" office:value="214.941074441337" calcext:value-type="float">
            <text:p><text:s/>215 </text:p>
          </table:table-cell>
          <table:table-cell table:style-name="ce17" office:value-type="float" office:value="4074.88595719094" calcext:value-type="float">
            <text:p><text:s/>4,075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K</text:p>
          </table:table-cell>
          <table:table-cell office:value-type="string" calcext:value-type="string">
            <text:p>Enfield</text:p>
          </table:table-cell>
          <table:table-cell table:style-name="ce17" office:value-type="float" office:value="235.599213284116" calcext:value-type="float">
            <text:p><text:s/>236 </text:p>
          </table:table-cell>
          <table:table-cell table:style-name="ce17" office:value-type="float" office:value="195.522976204951" calcext:value-type="float">
            <text:p><text:s/>196 </text:p>
          </table:table-cell>
          <table:table-cell table:style-name="ce17" office:value-type="float" office:value="2127.85312369373" calcext:value-type="float">
            <text:p><text:s/>2,128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L</text:p>
          </table:table-cell>
          <table:table-cell office:value-type="string" calcext:value-type="string">
            <text:p>Greenwich</text:p>
          </table:table-cell>
          <table:table-cell table:style-name="ce17" office:value-type="float" office:value="125.460658167189" calcext:value-type="float">
            <text:p><text:s/>125 </text:p>
          </table:table-cell>
          <table:table-cell table:style-name="ce17" office:value-type="float" office:value="87.6147015791725" calcext:value-type="float">
            <text:p><text:s/>88 </text:p>
          </table:table-cell>
          <table:table-cell table:style-name="ce17" office:value-type="float" office:value="2184.03398918885" calcext:value-type="float">
            <text:p><text:s/>2,184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M</text:p>
          </table:table-cell>
          <table:table-cell office:value-type="string" calcext:value-type="string">
            <text:p>Hackney</text:p>
          </table:table-cell>
          <table:table-cell table:style-name="ce17" office:value-type="float" office:value="98.4757296106131" calcext:value-type="float">
            <text:p><text:s/>98 </text:p>
          </table:table-cell>
          <table:table-cell table:style-name="ce17" office:value-type="float" office:value="73.3022685596016" calcext:value-type="float">
            <text:p><text:s/>73 </text:p>
          </table:table-cell>
          <table:table-cell table:style-name="ce17" office:value-type="float" office:value="1263.5442797482" calcext:value-type="float">
            <text:p><text:s/>1,264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N</text:p>
          </table:table-cell>
          <table:table-cell office:value-type="string" calcext:value-type="string">
            <text:p>Hammersmith and Fulham</text:p>
          </table:table-cell>
          <table:table-cell table:style-name="ce17" office:value-type="float" office:value="437.12010616219" calcext:value-type="float">
            <text:p><text:s/>437 </text:p>
          </table:table-cell>
          <table:table-cell table:style-name="ce17" office:value-type="float" office:value="410.370604500688" calcext:value-type="float">
            <text:p><text:s/>410 </text:p>
          </table:table-cell>
          <table:table-cell table:style-name="ce17" office:value-type="float" office:value="5058.73971254407" calcext:value-type="float">
            <text:p><text:s/>5,059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P</text:p>
          </table:table-cell>
          <table:table-cell office:value-type="string" calcext:value-type="string">
            <text:p>Haringey</text:p>
          </table:table-cell>
          <table:table-cell table:style-name="ce17" office:value-type="float" office:value="141.573383971999" calcext:value-type="float">
            <text:p><text:s/>142 </text:p>
          </table:table-cell>
          <table:table-cell table:style-name="ce17" office:value-type="float" office:value="92.865578483395" calcext:value-type="float">
            <text:p><text:s/>93 </text:p>
          </table:table-cell>
          <table:table-cell table:style-name="ce17" office:value-type="float" office:value="1948.67643307851" calcext:value-type="float">
            <text:p><text:s/>1,949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Q</text:p>
          </table:table-cell>
          <table:table-cell office:value-type="string" calcext:value-type="string">
            <text:p>Harrow</text:p>
          </table:table-cell>
          <table:table-cell table:style-name="ce17" office:value-type="float" office:value="155.693262715304" calcext:value-type="float">
            <text:p><text:s/>156 </text:p>
          </table:table-cell>
          <table:table-cell table:style-name="ce17" office:value-type="float" office:value="118.525869665076" calcext:value-type="float">
            <text:p><text:s/>119 </text:p>
          </table:table-cell>
          <table:table-cell table:style-name="ce17" office:value-type="float" office:value="1572.13698183653" calcext:value-type="float">
            <text:p><text:s/>1,572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R</text:p>
          </table:table-cell>
          <table:table-cell office:value-type="string" calcext:value-type="string">
            <text:p>Havering</text:p>
          </table:table-cell>
          <table:table-cell table:style-name="ce17" office:value-type="float" office:value="200.218125590798" calcext:value-type="float">
            <text:p><text:s/>200 </text:p>
          </table:table-cell>
          <table:table-cell table:style-name="ce17" office:value-type="float" office:value="135.703763886477" calcext:value-type="float">
            <text:p><text:s/>136 </text:p>
          </table:table-cell>
          <table:table-cell table:style-name="ce17" office:value-type="float" office:value="2543.86570112992" calcext:value-type="float">
            <text:p><text:s/>2,544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S</text:p>
          </table:table-cell>
          <table:table-cell office:value-type="string" calcext:value-type="string">
            <text:p>Hillingdon</text:p>
          </table:table-cell>
          <table:table-cell table:style-name="ce17" office:value-type="float" office:value="404.399299805891" calcext:value-type="float">
            <text:p><text:s/>404 </text:p>
          </table:table-cell>
          <table:table-cell table:style-name="ce17" office:value-type="float" office:value="371.039682966247" calcext:value-type="float">
            <text:p><text:s/>371 </text:p>
          </table:table-cell>
          <table:table-cell table:style-name="ce17" office:value-type="float" office:value="2980.30580373562" calcext:value-type="float">
            <text:p><text:s/>2,980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T</text:p>
          </table:table-cell>
          <table:table-cell office:value-type="string" calcext:value-type="string">
            <text:p>Hounslow</text:p>
          </table:table-cell>
          <table:table-cell table:style-name="ce17" office:value-type="float" office:value="170.650582470044" calcext:value-type="float">
            <text:p><text:s/>171 </text:p>
          </table:table-cell>
          <table:table-cell table:style-name="ce17" office:value-type="float" office:value="127.291863000246" calcext:value-type="float">
            <text:p><text:s/>127 </text:p>
          </table:table-cell>
          <table:table-cell table:style-name="ce17" office:value-type="float" office:value="2067.94185476378" calcext:value-type="float">
            <text:p><text:s/>2,068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U</text:p>
          </table:table-cell>
          <table:table-cell office:value-type="string" calcext:value-type="string">
            <text:p>Islington</text:p>
          </table:table-cell>
          <table:table-cell table:style-name="ce17" office:value-type="float" office:value="290.451613852098" calcext:value-type="float">
            <text:p><text:s/>290 </text:p>
          </table:table-cell>
          <table:table-cell table:style-name="ce17" office:value-type="float" office:value="227.752255137396" calcext:value-type="float">
            <text:p><text:s/>228 </text:p>
          </table:table-cell>
          <table:table-cell table:style-name="ce17" office:value-type="float" office:value="2896.81603629756" calcext:value-type="float">
            <text:p><text:s/>2,897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W</text:p>
          </table:table-cell>
          <table:table-cell office:value-type="string" calcext:value-type="string">
            <text:p>Kensington and Chelsea</text:p>
          </table:table-cell>
          <table:table-cell table:style-name="ce17" office:value-type="float" office:value="1628.29332848828" calcext:value-type="float">
            <text:p><text:s/>1,628 </text:p>
          </table:table-cell>
          <table:table-cell table:style-name="ce17" office:value-type="float" office:value="1043.06076690541" calcext:value-type="float">
            <text:p><text:s/>1,043 </text:p>
          </table:table-cell>
          <table:table-cell table:style-name="ce17" office:value-type="float" office:value="10490.1676021151" calcext:value-type="float">
            <text:p><text:s/>10,490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X</text:p>
          </table:table-cell>
          <table:table-cell office:value-type="string" calcext:value-type="string">
            <text:p>Kingston-upon-Thames</text:p>
          </table:table-cell>
          <table:table-cell table:style-name="ce17" office:value-type="float" office:value="194.784527234071" calcext:value-type="float">
            <text:p><text:s/>195 </text:p>
          </table:table-cell>
          <table:table-cell table:style-name="ce17" office:value-type="float" office:value="121.905454559483" calcext:value-type="float">
            <text:p><text:s/>122 </text:p>
          </table:table-cell>
          <table:table-cell table:style-name="ce17" office:value-type="float" office:value="2482.67794582499" calcext:value-type="float">
            <text:p><text:s/>2,483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Y</text:p>
          </table:table-cell>
          <table:table-cell office:value-type="string" calcext:value-type="string">
            <text:p>Lambeth</text:p>
          </table:table-cell>
          <table:table-cell table:style-name="ce17" office:value-type="float" office:value="339.757422897124" calcext:value-type="float">
            <text:p><text:s/>340 </text:p>
          </table:table-cell>
          <table:table-cell table:style-name="ce17" office:value-type="float" office:value="363.766080766902" calcext:value-type="float">
            <text:p><text:s/>364 </text:p>
          </table:table-cell>
          <table:table-cell table:style-name="ce17" office:value-type="float" office:value="4929.31139017886" calcext:value-type="float">
            <text:p><text:s/>4,929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Z</text:p>
          </table:table-cell>
          <table:table-cell office:value-type="string" calcext:value-type="string">
            <text:p>Lewisham</text:p>
          </table:table-cell>
          <table:table-cell table:style-name="ce17" office:value-type="float" office:value="102.476231979427" calcext:value-type="float">
            <text:p><text:s/>102 </text:p>
          </table:table-cell>
          <table:table-cell table:style-name="ce17" office:value-type="float" office:value="81.5946888459987" calcext:value-type="float">
            <text:p><text:s/>82 </text:p>
          </table:table-cell>
          <table:table-cell table:style-name="ce17" office:value-type="float" office:value="1260.84901428017" calcext:value-type="float">
            <text:p><text:s/>1,261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A</text:p>
          </table:table-cell>
          <table:table-cell office:value-type="string" calcext:value-type="string">
            <text:p>Merton</text:p>
          </table:table-cell>
          <table:table-cell table:style-name="ce17" office:value-type="float" office:value="127.208847783019" calcext:value-type="float">
            <text:p><text:s/>127 </text:p>
          </table:table-cell>
          <table:table-cell table:style-name="ce17" office:value-type="float" office:value="87.6519448240208" calcext:value-type="float">
            <text:p><text:s/>88 </text:p>
          </table:table-cell>
          <table:table-cell table:style-name="ce17" office:value-type="float" office:value="2761.95467585143" calcext:value-type="float">
            <text:p><text:s/>2,762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B</text:p>
          </table:table-cell>
          <table:table-cell office:value-type="string" calcext:value-type="string">
            <text:p>Newham</text:p>
          </table:table-cell>
          <table:table-cell table:style-name="ce17" office:value-type="float" office:value="171.329855834192" calcext:value-type="float">
            <text:p><text:s/>171 </text:p>
          </table:table-cell>
          <table:table-cell table:style-name="ce17" office:value-type="float" office:value="158.279225889967" calcext:value-type="float">
            <text:p><text:s/>158 </text:p>
          </table:table-cell>
          <table:table-cell table:style-name="ce17" office:value-type="float" office:value="1719.25270381887" calcext:value-type="float">
            <text:p><text:s/>1,719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C</text:p>
          </table:table-cell>
          <table:table-cell office:value-type="string" calcext:value-type="string">
            <text:p>Redbridge</text:p>
          </table:table-cell>
          <table:table-cell table:style-name="ce17" office:value-type="float" office:value="160.933140537915" calcext:value-type="float">
            <text:p><text:s/>161 </text:p>
          </table:table-cell>
          <table:table-cell table:style-name="ce17" office:value-type="float" office:value="114.268989000084" calcext:value-type="float">
            <text:p><text:s/>114 </text:p>
          </table:table-cell>
          <table:table-cell table:style-name="ce17" office:value-type="float" office:value="1725.12547184024" calcext:value-type="float">
            <text:p><text:s/>1,725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D</text:p>
          </table:table-cell>
          <table:table-cell office:value-type="string" calcext:value-type="string">
            <text:p>Richmond-upon-Thames</text:p>
          </table:table-cell>
          <table:table-cell table:style-name="ce17" office:value-type="float" office:value="187.591572376451" calcext:value-type="float">
            <text:p><text:s/>188 </text:p>
          </table:table-cell>
          <table:table-cell table:style-name="ce17" office:value-type="float" office:value="169.401344333024" calcext:value-type="float">
            <text:p><text:s/>169 </text:p>
          </table:table-cell>
          <table:table-cell table:style-name="ce17" office:value-type="float" office:value="1951.21038701942" calcext:value-type="float">
            <text:p><text:s/>1,951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E</text:p>
          </table:table-cell>
          <table:table-cell office:value-type="string" calcext:value-type="string">
            <text:p>Southwark</text:p>
          </table:table-cell>
          <table:table-cell table:style-name="ce17" office:value-type="float" office:value="312.289587061019" calcext:value-type="float">
            <text:p><text:s/>312 </text:p>
          </table:table-cell>
          <table:table-cell table:style-name="ce17" office:value-type="float" office:value="273.00889935912" calcext:value-type="float">
            <text:p><text:s/>273 </text:p>
          </table:table-cell>
          <table:table-cell table:style-name="ce17" office:value-type="float" office:value="5203.5784297756" calcext:value-type="float">
            <text:p><text:s/>5,204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F</text:p>
          </table:table-cell>
          <table:table-cell office:value-type="string" calcext:value-type="string">
            <text:p>Sutton</text:p>
          </table:table-cell>
          <table:table-cell table:style-name="ce17" office:value-type="float" office:value="123.292158311518" calcext:value-type="float">
            <text:p><text:s/>123 </text:p>
          </table:table-cell>
          <table:table-cell table:style-name="ce17" office:value-type="float" office:value="88.8102234439428" calcext:value-type="float">
            <text:p><text:s/>89 </text:p>
          </table:table-cell>
          <table:table-cell table:style-name="ce17" office:value-type="float" office:value="1478.37049695698" calcext:value-type="float">
            <text:p><text:s/>1,478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G</text:p>
          </table:table-cell>
          <table:table-cell office:value-type="string" calcext:value-type="string">
            <text:p>Tower Hamlets</text:p>
          </table:table-cell>
          <table:table-cell table:style-name="ce17" office:value-type="float" office:value="253.400712537332" calcext:value-type="float">
            <text:p><text:s/>253 </text:p>
          </table:table-cell>
          <table:table-cell table:style-name="ce17" office:value-type="float" office:value="334.998038980528" calcext:value-type="float">
            <text:p><text:s/>335 </text:p>
          </table:table-cell>
          <table:table-cell table:style-name="ce17" office:value-type="float" office:value="4177.85619470205" calcext:value-type="float">
            <text:p><text:s/>4,178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H</text:p>
          </table:table-cell>
          <table:table-cell office:value-type="string" calcext:value-type="string">
            <text:p>Waltham Forest</text:p>
          </table:table-cell>
          <table:table-cell table:style-name="ce17" office:value-type="float" office:value="114.596846180072" calcext:value-type="float">
            <text:p><text:s/>115 </text:p>
          </table:table-cell>
          <table:table-cell table:style-name="ce17" office:value-type="float" office:value="86.3327053533242" calcext:value-type="float">
            <text:p><text:s/>86 </text:p>
          </table:table-cell>
          <table:table-cell table:style-name="ce17" office:value-type="float" office:value="1510.60935647512" calcext:value-type="float">
            <text:p><text:s/>1,511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J</text:p>
          </table:table-cell>
          <table:table-cell office:value-type="string" calcext:value-type="string">
            <text:p>Wandsworth</text:p>
          </table:table-cell>
          <table:table-cell table:style-name="ce17" office:value-type="float" office:value="220.239885245923" calcext:value-type="float">
            <text:p><text:s/>220 </text:p>
          </table:table-cell>
          <table:table-cell table:style-name="ce17" office:value-type="float" office:value="145.832696292647" calcext:value-type="float">
            <text:p><text:s/>146 </text:p>
          </table:table-cell>
          <table:table-cell table:style-name="ce17" office:value-type="float" office:value="3127.84901359751" calcext:value-type="float">
            <text:p><text:s/>3,128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K</text:p>
          </table:table-cell>
          <table:table-cell office:value-type="string" calcext:value-type="string">
            <text:p>Westminster, City of</text:p>
          </table:table-cell>
          <table:table-cell table:style-name="ce17" office:value-type="float" office:value="4813.83896865627" calcext:value-type="float">
            <text:p><text:s/>4,814 </text:p>
          </table:table-cell>
          <table:table-cell table:style-name="ce17" office:value-type="float" office:value="3623.79007668223" calcext:value-type="float">
            <text:p><text:s/>3,624 </text:p>
          </table:table-cell>
          <table:table-cell table:style-name="ce17" office:value-type="float" office:value="32154.8400407172" calcext:value-type="float">
            <text:p><text:s/>32,155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 table:number-columns-repeated="3"/>
          <table:table-cell table:number-columns-repeated="1019"/>
        </table:table-row>
        <table:table-row table:style-name="ro1"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London</text:p>
          </table:table-cell>
          <table:table-cell table:style-name="ce18" office:value-type="float" office:value="13894.0257445579" calcext:value-type="float">
            <text:p><text:s/>13,894 </text:p>
          </table:table-cell>
          <table:table-cell table:style-name="ce18" office:value-type="float" office:value="10697.2376131951" calcext:value-type="float">
            <text:p><text:s/>10,697 </text:p>
          </table:table-cell>
          <table:table-cell table:style-name="ce18" office:value-type="float" office:value="132356.495468482" calcext:value-type="float">
            <text:p><text:s/>132,356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number-columns-repeated="3"/>
          <table:table-cell table:number-columns-repeated="101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Metadata.$A$1" table:cell-range-address="$'2005'.$B$1:.$E$37" table:range-usable-as="print-range"/>
        </table:named-expressions>
      </table:table>
      <table:table table:name="2006" table:style-name="ta4" table:print-ranges="'2006'.B1:'2006'.E37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1019" table:default-cell-style-name="Default"/>
        <table:table-row table:style-name="ro3"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Area</text:p>
          </table:table-cell>
          <table:table-cell table:style-name="ce15" office:value-type="string" calcext:value-type="string">
            <text:p>2006 Overseas trips (thousands)</text:p>
          </table:table-cell>
          <table:table-cell table:style-name="ce15" office:value-type="string" calcext:value-type="string">
            <text:p>2006 Domestic staying trips (thousands)</text:p>
          </table:table-cell>
          <table:table-cell table:style-name="ce20" office:value-type="string" calcext:value-type="string">
            <text:p>2006 day trips (thousands)</text:p>
          </table:table-cell>
          <table:table-cell table:style-name="ce23" table:number-columns-repeated="1019"/>
        </table:table-row>
        <table:table-row table:style-name="ro1">
          <table:table-cell/>
          <table:table-cell table:style-name="ce14"/>
          <table:table-cell table:style-name="ce16" table:number-columns-repeated="2"/>
          <table:table-cell table:style-name="ce21"/>
          <table:table-cell table:number-columns-repeated="1019"/>
        </table:table-row>
        <table:table-row table:style-name="ro1">
          <table:table-cell table:style-name="ce8" office:value-type="string" calcext:value-type="string">
            <text:p>00AA</text:p>
          </table:table-cell>
          <table:table-cell office:value-type="string" calcext:value-type="string">
            <text:p>City of London</text:p>
          </table:table-cell>
          <table:table-cell table:style-name="ce17" table:formula="of:=0.570920100744876*1000" office:value-type="float" office:value="570.920100744876" calcext:value-type="float">
            <text:p><text:s/>571 </text:p>
          </table:table-cell>
          <table:table-cell table:style-name="ce17" office:value-type="float" office:value="414.374495271351" calcext:value-type="float">
            <text:p><text:s/>414 </text:p>
          </table:table-cell>
          <table:table-cell table:style-name="ce17" office:value-type="float" office:value="4098.16700120668" calcext:value-type="float">
            <text:p><text:s/>4,098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B</text:p>
          </table:table-cell>
          <table:table-cell office:value-type="string" calcext:value-type="string">
            <text:p>Barking and Dagenham</text:p>
          </table:table-cell>
          <table:table-cell table:style-name="ce17" table:formula="of:=0.0756731623376602*1000" office:value-type="float" office:value="75.6731623376602" calcext:value-type="float">
            <text:p><text:s/>76 </text:p>
          </table:table-cell>
          <table:table-cell table:style-name="ce17" office:value-type="float" office:value="41.688172450745" calcext:value-type="float">
            <text:p><text:s/>42 </text:p>
          </table:table-cell>
          <table:table-cell table:style-name="ce17" office:value-type="float" office:value="772.67673633386" calcext:value-type="float">
            <text:p><text:s/>773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C</text:p>
          </table:table-cell>
          <table:table-cell office:value-type="string" calcext:value-type="string">
            <text:p>Barnet</text:p>
          </table:table-cell>
          <table:table-cell table:style-name="ce17" table:formula="of:=0.285132884791711*1000" office:value-type="float" office:value="285.132884791711" calcext:value-type="float">
            <text:p><text:s/>285 </text:p>
          </table:table-cell>
          <table:table-cell table:style-name="ce17" office:value-type="float" office:value="186.805924842544" calcext:value-type="float">
            <text:p><text:s/>187 </text:p>
          </table:table-cell>
          <table:table-cell table:style-name="ce17" office:value-type="float" office:value="4781.74165499575" calcext:value-type="float">
            <text:p><text:s/>4,782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D</text:p>
          </table:table-cell>
          <table:table-cell office:value-type="string" calcext:value-type="string">
            <text:p>Bexley</text:p>
          </table:table-cell>
          <table:table-cell table:style-name="ce17" table:formula="of:=0.192907951033491*1000" office:value-type="float" office:value="192.907951033491" calcext:value-type="float">
            <text:p><text:s/>193 </text:p>
          </table:table-cell>
          <table:table-cell table:style-name="ce17" office:value-type="float" office:value="107.441631726253" calcext:value-type="float">
            <text:p><text:s/>107 </text:p>
          </table:table-cell>
          <table:table-cell table:style-name="ce17" office:value-type="float" office:value="1603.67858671279" calcext:value-type="float">
            <text:p><text:s/>1,604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E</text:p>
          </table:table-cell>
          <table:table-cell office:value-type="string" calcext:value-type="string">
            <text:p>Brent</text:p>
          </table:table-cell>
          <table:table-cell table:style-name="ce17" table:formula="of:=0.15960137885353*1000" office:value-type="float" office:value="159.60137885353" calcext:value-type="float">
            <text:p><text:s/>160 </text:p>
          </table:table-cell>
          <table:table-cell table:style-name="ce17" office:value-type="float" office:value="103.020480870893" calcext:value-type="float">
            <text:p><text:s/>103 </text:p>
          </table:table-cell>
          <table:table-cell table:style-name="ce17" office:value-type="float" office:value="2047.968388833" calcext:value-type="float">
            <text:p><text:s/>2,048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F</text:p>
          </table:table-cell>
          <table:table-cell office:value-type="string" calcext:value-type="string">
            <text:p>Bromley</text:p>
          </table:table-cell>
          <table:table-cell table:style-name="ce17" table:formula="of:=0.23833691281693*1000" office:value-type="float" office:value="238.33691281693" calcext:value-type="float">
            <text:p><text:s/>238 </text:p>
          </table:table-cell>
          <table:table-cell table:style-name="ce17" office:value-type="float" office:value="157.875565085391" calcext:value-type="float">
            <text:p><text:s/>158 </text:p>
          </table:table-cell>
          <table:table-cell table:style-name="ce17" office:value-type="float" office:value="2752.86154029694" calcext:value-type="float">
            <text:p><text:s/>2,753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G</text:p>
          </table:table-cell>
          <table:table-cell office:value-type="string" calcext:value-type="string">
            <text:p>Camden</text:p>
          </table:table-cell>
          <table:table-cell table:style-name="ce17" table:formula="of:=1.18486969917975*1000" office:value-type="float" office:value="1184.86969917975" calcext:value-type="float">
            <text:p><text:s/>1,185 </text:p>
          </table:table-cell>
          <table:table-cell table:style-name="ce17" office:value-type="float" office:value="813.702500612654" calcext:value-type="float">
            <text:p><text:s/>814 </text:p>
          </table:table-cell>
          <table:table-cell table:style-name="ce17" office:value-type="float" office:value="8219.22683471243" calcext:value-type="float">
            <text:p><text:s/>8,219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H</text:p>
          </table:table-cell>
          <table:table-cell office:value-type="string" calcext:value-type="string">
            <text:p>Croydon</text:p>
          </table:table-cell>
          <table:table-cell table:style-name="ce17" table:formula="of:=0.30741023276157*1000" office:value-type="float" office:value="307.41023276157" calcext:value-type="float">
            <text:p><text:s/>307 </text:p>
          </table:table-cell>
          <table:table-cell table:style-name="ce17" office:value-type="float" office:value="247.94235603756" calcext:value-type="float">
            <text:p><text:s/>248 </text:p>
          </table:table-cell>
          <table:table-cell table:style-name="ce17" office:value-type="float" office:value="3646.78398764517" calcext:value-type="float">
            <text:p><text:s/>3,647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J</text:p>
          </table:table-cell>
          <table:table-cell office:value-type="string" calcext:value-type="string">
            <text:p>Ealing</text:p>
          </table:table-cell>
          <table:table-cell table:style-name="ce17" office:value-type="float" office:value="365.093348730364" calcext:value-type="float">
            <text:p><text:s/>365 </text:p>
          </table:table-cell>
          <table:table-cell table:style-name="ce17" office:value-type="float" office:value="228.79402416974" calcext:value-type="float">
            <text:p><text:s/>229 </text:p>
          </table:table-cell>
          <table:table-cell table:style-name="ce17" office:value-type="float" office:value="4278.6422719801" calcext:value-type="float">
            <text:p><text:s/>4,279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K</text:p>
          </table:table-cell>
          <table:table-cell office:value-type="string" calcext:value-type="string">
            <text:p>Enfield</text:p>
          </table:table-cell>
          <table:table-cell table:style-name="ce17" office:value-type="float" office:value="178.958082806651" calcext:value-type="float">
            <text:p><text:s/>179 </text:p>
          </table:table-cell>
          <table:table-cell table:style-name="ce17" office:value-type="float" office:value="167.212037537089" calcext:value-type="float">
            <text:p><text:s/>167 </text:p>
          </table:table-cell>
          <table:table-cell table:style-name="ce17" office:value-type="float" office:value="2032.31060066567" calcext:value-type="float">
            <text:p><text:s/>2,032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L</text:p>
          </table:table-cell>
          <table:table-cell office:value-type="string" calcext:value-type="string">
            <text:p>Greenwich</text:p>
          </table:table-cell>
          <table:table-cell table:style-name="ce17" office:value-type="float" office:value="158.397367972201" calcext:value-type="float">
            <text:p><text:s/>158 </text:p>
          </table:table-cell>
          <table:table-cell table:style-name="ce17" office:value-type="float" office:value="94.6091082147339" calcext:value-type="float">
            <text:p><text:s/>95 </text:p>
          </table:table-cell>
          <table:table-cell table:style-name="ce17" office:value-type="float" office:value="2227.37505069257" calcext:value-type="float">
            <text:p><text:s/>2,227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M</text:p>
          </table:table-cell>
          <table:table-cell office:value-type="string" calcext:value-type="string">
            <text:p>Hackney</text:p>
          </table:table-cell>
          <table:table-cell table:style-name="ce17" office:value-type="float" office:value="103.211930997237" calcext:value-type="float">
            <text:p><text:s/>103 </text:p>
          </table:table-cell>
          <table:table-cell table:style-name="ce17" office:value-type="float" office:value="74.3267141969359" calcext:value-type="float">
            <text:p><text:s/>74 </text:p>
          </table:table-cell>
          <table:table-cell table:style-name="ce17" office:value-type="float" office:value="1311.0359528593" calcext:value-type="float">
            <text:p><text:s/>1,311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N</text:p>
          </table:table-cell>
          <table:table-cell office:value-type="string" calcext:value-type="string">
            <text:p>Hammersmith and Fulham</text:p>
          </table:table-cell>
          <table:table-cell table:style-name="ce17" office:value-type="float" office:value="428.744746764739" calcext:value-type="float">
            <text:p><text:s/>429 </text:p>
          </table:table-cell>
          <table:table-cell table:style-name="ce17" office:value-type="float" office:value="381.742131376554" calcext:value-type="float">
            <text:p><text:s/>382 </text:p>
          </table:table-cell>
          <table:table-cell table:style-name="ce17" office:value-type="float" office:value="5126.0666558129" calcext:value-type="float">
            <text:p><text:s/>5,126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P</text:p>
          </table:table-cell>
          <table:table-cell office:value-type="string" calcext:value-type="string">
            <text:p>Haringey</text:p>
          </table:table-cell>
          <table:table-cell table:style-name="ce17" office:value-type="float" office:value="138.513742229686" calcext:value-type="float">
            <text:p><text:s/>139 </text:p>
          </table:table-cell>
          <table:table-cell table:style-name="ce17" office:value-type="float" office:value="84.1705076481877" calcext:value-type="float">
            <text:p><text:s/>84 </text:p>
          </table:table-cell>
          <table:table-cell table:style-name="ce17" office:value-type="float" office:value="1848.07504140904" calcext:value-type="float">
            <text:p><text:s/>1,848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Q</text:p>
          </table:table-cell>
          <table:table-cell office:value-type="string" calcext:value-type="string">
            <text:p>Harrow</text:p>
          </table:table-cell>
          <table:table-cell table:style-name="ce17" office:value-type="float" office:value="161.364597220157" calcext:value-type="float">
            <text:p><text:s/>161 </text:p>
          </table:table-cell>
          <table:table-cell table:style-name="ce17" office:value-type="float" office:value="105.333929312241" calcext:value-type="float">
            <text:p><text:s/>105 </text:p>
          </table:table-cell>
          <table:table-cell table:style-name="ce17" office:value-type="float" office:value="1502.98254533062" calcext:value-type="float">
            <text:p><text:s/>1,503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R</text:p>
          </table:table-cell>
          <table:table-cell office:value-type="string" calcext:value-type="string">
            <text:p>Havering</text:p>
          </table:table-cell>
          <table:table-cell table:style-name="ce17" office:value-type="float" office:value="281.152888699212" calcext:value-type="float">
            <text:p><text:s/>281 </text:p>
          </table:table-cell>
          <table:table-cell table:style-name="ce17" office:value-type="float" office:value="148.360541913713" calcext:value-type="float">
            <text:p><text:s/>148 </text:p>
          </table:table-cell>
          <table:table-cell table:style-name="ce17" office:value-type="float" office:value="2324.26228190831" calcext:value-type="float">
            <text:p><text:s/>2,324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S</text:p>
          </table:table-cell>
          <table:table-cell office:value-type="string" calcext:value-type="string">
            <text:p>Hillingdon</text:p>
          </table:table-cell>
          <table:table-cell table:style-name="ce17" office:value-type="float" office:value="580.182846008813" calcext:value-type="float">
            <text:p><text:s/>580 </text:p>
          </table:table-cell>
          <table:table-cell table:style-name="ce17" office:value-type="float" office:value="508.591471229214" calcext:value-type="float">
            <text:p><text:s/>509 </text:p>
          </table:table-cell>
          <table:table-cell table:style-name="ce17" office:value-type="float" office:value="2879.89130922293" calcext:value-type="float">
            <text:p><text:s/>2,880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T</text:p>
          </table:table-cell>
          <table:table-cell office:value-type="string" calcext:value-type="string">
            <text:p>Hounslow</text:p>
          </table:table-cell>
          <table:table-cell table:style-name="ce17" office:value-type="float" office:value="208.480544825421" calcext:value-type="float">
            <text:p><text:s/>208 </text:p>
          </table:table-cell>
          <table:table-cell table:style-name="ce17" office:value-type="float" office:value="129.431901471968" calcext:value-type="float">
            <text:p><text:s/>129 </text:p>
          </table:table-cell>
          <table:table-cell table:style-name="ce17" office:value-type="float" office:value="2292.00559061816" calcext:value-type="float">
            <text:p><text:s/>2,292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U</text:p>
          </table:table-cell>
          <table:table-cell office:value-type="string" calcext:value-type="string">
            <text:p>Islington</text:p>
          </table:table-cell>
          <table:table-cell table:style-name="ce17" office:value-type="float" office:value="321.008690624886" calcext:value-type="float">
            <text:p><text:s/>321 </text:p>
          </table:table-cell>
          <table:table-cell table:style-name="ce17" office:value-type="float" office:value="236.090986477059" calcext:value-type="float">
            <text:p><text:s/>236 </text:p>
          </table:table-cell>
          <table:table-cell table:style-name="ce17" office:value-type="float" office:value="2900.0957329224" calcext:value-type="float">
            <text:p><text:s/>2,900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W</text:p>
          </table:table-cell>
          <table:table-cell office:value-type="string" calcext:value-type="string">
            <text:p>Kensington and Chelsea</text:p>
          </table:table-cell>
          <table:table-cell table:style-name="ce17" office:value-type="float" office:value="1655.00082828234" calcext:value-type="float">
            <text:p><text:s/>1,655 </text:p>
          </table:table-cell>
          <table:table-cell table:style-name="ce17" office:value-type="float" office:value="1107.97020574434" calcext:value-type="float">
            <text:p><text:s/>1,108 </text:p>
          </table:table-cell>
          <table:table-cell table:style-name="ce17" office:value-type="float" office:value="10296.0040638208" calcext:value-type="float">
            <text:p><text:s/>10,296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X</text:p>
          </table:table-cell>
          <table:table-cell office:value-type="string" calcext:value-type="string">
            <text:p>Kingston-upon-Thames</text:p>
          </table:table-cell>
          <table:table-cell table:style-name="ce17" office:value-type="float" office:value="221.723207789545" calcext:value-type="float">
            <text:p><text:s/>222 </text:p>
          </table:table-cell>
          <table:table-cell table:style-name="ce17" office:value-type="float" office:value="134.220060714944" calcext:value-type="float">
            <text:p><text:s/>134 </text:p>
          </table:table-cell>
          <table:table-cell table:style-name="ce17" office:value-type="float" office:value="2536.52391002304" calcext:value-type="float">
            <text:p><text:s/>2,537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Y</text:p>
          </table:table-cell>
          <table:table-cell office:value-type="string" calcext:value-type="string">
            <text:p>Lambeth</text:p>
          </table:table-cell>
          <table:table-cell table:style-name="ce17" office:value-type="float" office:value="338.02157110289" calcext:value-type="float">
            <text:p><text:s/>338 </text:p>
          </table:table-cell>
          <table:table-cell table:style-name="ce17" office:value-type="float" office:value="347.29188093048" calcext:value-type="float">
            <text:p><text:s/>347 </text:p>
          </table:table-cell>
          <table:table-cell table:style-name="ce17" office:value-type="float" office:value="4816.79122450613" calcext:value-type="float">
            <text:p><text:s/>4,817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Z</text:p>
          </table:table-cell>
          <table:table-cell office:value-type="string" calcext:value-type="string">
            <text:p>Lewisham</text:p>
          </table:table-cell>
          <table:table-cell table:style-name="ce17" office:value-type="float" office:value="118.638484917974" calcext:value-type="float">
            <text:p><text:s/>119 </text:p>
          </table:table-cell>
          <table:table-cell table:style-name="ce17" office:value-type="float" office:value="65.3435398274747" calcext:value-type="float">
            <text:p><text:s/>65 </text:p>
          </table:table-cell>
          <table:table-cell table:style-name="ce17" office:value-type="float" office:value="1201.33061812076" calcext:value-type="float">
            <text:p><text:s/>1,201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A</text:p>
          </table:table-cell>
          <table:table-cell office:value-type="string" calcext:value-type="string">
            <text:p>Merton</text:p>
          </table:table-cell>
          <table:table-cell table:style-name="ce17" office:value-type="float" office:value="131.222619043674" calcext:value-type="float">
            <text:p><text:s/>131 </text:p>
          </table:table-cell>
          <table:table-cell table:style-name="ce17" office:value-type="float" office:value="94.2260802772071" calcext:value-type="float">
            <text:p><text:s/>94 </text:p>
          </table:table-cell>
          <table:table-cell table:style-name="ce17" office:value-type="float" office:value="2629.08959261119" calcext:value-type="float">
            <text:p><text:s/>2,629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B</text:p>
          </table:table-cell>
          <table:table-cell office:value-type="string" calcext:value-type="string">
            <text:p>Newham</text:p>
          </table:table-cell>
          <table:table-cell table:style-name="ce17" office:value-type="float" office:value="217.711043967904" calcext:value-type="float">
            <text:p><text:s/>218 </text:p>
          </table:table-cell>
          <table:table-cell table:style-name="ce17" office:value-type="float" office:value="118.319465265991" calcext:value-type="float">
            <text:p><text:s/>118 </text:p>
          </table:table-cell>
          <table:table-cell table:style-name="ce17" office:value-type="float" office:value="1720.27847027965" calcext:value-type="float">
            <text:p><text:s/>1,720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C</text:p>
          </table:table-cell>
          <table:table-cell office:value-type="string" calcext:value-type="string">
            <text:p>Redbridge</text:p>
          </table:table-cell>
          <table:table-cell table:style-name="ce17" office:value-type="float" office:value="140.313130727719" calcext:value-type="float">
            <text:p><text:s/>140 </text:p>
          </table:table-cell>
          <table:table-cell table:style-name="ce17" office:value-type="float" office:value="87.4103415527773" calcext:value-type="float">
            <text:p><text:s/>87 </text:p>
          </table:table-cell>
          <table:table-cell table:style-name="ce17" office:value-type="float" office:value="1642.937672776" calcext:value-type="float">
            <text:p><text:s/>1,643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D</text:p>
          </table:table-cell>
          <table:table-cell office:value-type="string" calcext:value-type="string">
            <text:p>Richmond-upon-Thames</text:p>
          </table:table-cell>
          <table:table-cell table:style-name="ce17" office:value-type="float" office:value="183.274350203234" calcext:value-type="float">
            <text:p><text:s/>183 </text:p>
          </table:table-cell>
          <table:table-cell table:style-name="ce17" office:value-type="float" office:value="175.561539473558" calcext:value-type="float">
            <text:p><text:s/>176 </text:p>
          </table:table-cell>
          <table:table-cell table:style-name="ce17" office:value-type="float" office:value="1896.0556213755" calcext:value-type="float">
            <text:p><text:s/>1,896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E</text:p>
          </table:table-cell>
          <table:table-cell office:value-type="string" calcext:value-type="string">
            <text:p>Southwark</text:p>
          </table:table-cell>
          <table:table-cell table:style-name="ce17" office:value-type="float" office:value="336.964375071424" calcext:value-type="float">
            <text:p><text:s/>337 </text:p>
          </table:table-cell>
          <table:table-cell table:style-name="ce17" office:value-type="float" office:value="274.271703523242" calcext:value-type="float">
            <text:p><text:s/>274 </text:p>
          </table:table-cell>
          <table:table-cell table:style-name="ce17" office:value-type="float" office:value="5318.77457193922" calcext:value-type="float">
            <text:p><text:s/>5,319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F</text:p>
          </table:table-cell>
          <table:table-cell office:value-type="string" calcext:value-type="string">
            <text:p>Sutton</text:p>
          </table:table-cell>
          <table:table-cell table:style-name="ce17" office:value-type="float" office:value="113.515432470679" calcext:value-type="float">
            <text:p><text:s/>114 </text:p>
          </table:table-cell>
          <table:table-cell table:style-name="ce17" office:value-type="float" office:value="75.082800611674" calcext:value-type="float">
            <text:p><text:s/>75 </text:p>
          </table:table-cell>
          <table:table-cell table:style-name="ce17" office:value-type="float" office:value="1314.03592113462" calcext:value-type="float">
            <text:p><text:s/>1,314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G</text:p>
          </table:table-cell>
          <table:table-cell office:value-type="string" calcext:value-type="string">
            <text:p>Tower Hamlets</text:p>
          </table:table-cell>
          <table:table-cell table:style-name="ce17" office:value-type="float" office:value="436.449207899434" calcext:value-type="float">
            <text:p><text:s/>436 </text:p>
          </table:table-cell>
          <table:table-cell table:style-name="ce17" office:value-type="float" office:value="318.301802368868" calcext:value-type="float">
            <text:p><text:s/>318 </text:p>
          </table:table-cell>
          <table:table-cell table:style-name="ce17" office:value-type="float" office:value="4325.22093732206" calcext:value-type="float">
            <text:p><text:s/>4,325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H</text:p>
          </table:table-cell>
          <table:table-cell office:value-type="string" calcext:value-type="string">
            <text:p>Waltham Forest</text:p>
          </table:table-cell>
          <table:table-cell table:style-name="ce17" office:value-type="float" office:value="104.348277983486" calcext:value-type="float">
            <text:p><text:s/>104 </text:p>
          </table:table-cell>
          <table:table-cell table:style-name="ce17" office:value-type="float" office:value="79.3851503548307" calcext:value-type="float">
            <text:p><text:s/>79 </text:p>
          </table:table-cell>
          <table:table-cell table:style-name="ce17" office:value-type="float" office:value="1500.17420887265" calcext:value-type="float">
            <text:p><text:s/>1,500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J</text:p>
          </table:table-cell>
          <table:table-cell office:value-type="string" calcext:value-type="string">
            <text:p>Wandsworth</text:p>
          </table:table-cell>
          <table:table-cell table:style-name="ce17" office:value-type="float" office:value="252.33702995868" calcext:value-type="float">
            <text:p><text:s/>252 </text:p>
          </table:table-cell>
          <table:table-cell table:style-name="ce17" office:value-type="float" office:value="151.924465834784" calcext:value-type="float">
            <text:p><text:s/>152 </text:p>
          </table:table-cell>
          <table:table-cell table:style-name="ce17" office:value-type="float" office:value="3212.17527164705" calcext:value-type="float">
            <text:p><text:s/>3,212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K</text:p>
          </table:table-cell>
          <table:table-cell office:value-type="string" calcext:value-type="string">
            <text:p>Westminster, City of</text:p>
          </table:table-cell>
          <table:table-cell table:style-name="ce17" office:value-type="float" office:value="5403.51933118213" calcext:value-type="float">
            <text:p><text:s/>5,404 </text:p>
          </table:table-cell>
          <table:table-cell table:style-name="ce17" office:value-type="float" office:value="3700.3836453574" calcext:value-type="float">
            <text:p><text:s/>3,700 </text:p>
          </table:table-cell>
          <table:table-cell table:style-name="ce17" office:value-type="float" office:value="33301.2556198943" calcext:value-type="float">
            <text:p><text:s/>33,301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 table:number-columns-repeated="3"/>
          <table:table-cell table:number-columns-repeated="1019"/>
        </table:table-row>
        <table:table-row table:style-name="ro1"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London</text:p>
          </table:table-cell>
          <table:table-cell table:style-name="ce18" office:value-type="float" office:value="15593" calcext:value-type="float">
            <text:p><text:s/>15,593 </text:p>
          </table:table-cell>
          <table:table-cell table:style-name="ce18" office:value-type="float" office:value="10961.2071622824" calcext:value-type="float">
            <text:p><text:s/>10,961 </text:p>
          </table:table-cell>
          <table:table-cell table:style-name="ce18" office:value-type="float" office:value="132356.495468482" calcext:value-type="float">
            <text:p><text:s/>132,356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number-columns-repeated="3"/>
          <table:table-cell table:number-columns-repeated="101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Metadata.$A$1" table:cell-range-address="$'2006'.$B$1:.$E$37" table:range-usable-as="print-range"/>
        </table:named-expressions>
      </table:table>
      <table:table table:name="2007" table:style-name="ta5" table:print-ranges="'2007'.B1:'2007'.E37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1019" table:default-cell-style-name="Default"/>
        <table:table-row table:style-name="ro3"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Area</text:p>
          </table:table-cell>
          <table:table-cell table:style-name="ce15" office:value-type="string" calcext:value-type="string">
            <text:p>2007 Overseas trips (thousands)</text:p>
          </table:table-cell>
          <table:table-cell table:style-name="ce15" office:value-type="string" calcext:value-type="string">
            <text:p>2007 Domestic staying trips (thousands)</text:p>
          </table:table-cell>
          <table:table-cell table:style-name="ce20" office:value-type="string" calcext:value-type="string">
            <text:p>2007 day trips (thousands)</text:p>
          </table:table-cell>
          <table:table-cell table:style-name="ce23" table:number-columns-repeated="1019"/>
        </table:table-row>
        <table:table-row table:style-name="ro1">
          <table:table-cell/>
          <table:table-cell table:style-name="ce14"/>
          <table:table-cell table:style-name="ce16" table:number-columns-repeated="2"/>
          <table:table-cell table:style-name="ce21"/>
          <table:table-cell table:number-columns-repeated="1019"/>
        </table:table-row>
        <table:table-row table:style-name="ro1">
          <table:table-cell table:style-name="ce8" office:value-type="string" calcext:value-type="string">
            <text:p>00AA</text:p>
          </table:table-cell>
          <table:table-cell office:value-type="string" calcext:value-type="string">
            <text:p>City of London</text:p>
          </table:table-cell>
          <table:table-cell table:style-name="ce17" office:value-type="float" office:value="448.888939746171" calcext:value-type="float">
            <text:p><text:s/>449 </text:p>
          </table:table-cell>
          <table:table-cell table:style-name="ce17" office:value-type="float" office:value="294.979704176751" calcext:value-type="float">
            <text:p><text:s/>295 </text:p>
          </table:table-cell>
          <table:table-cell table:style-name="ce17" office:value-type="float" office:value="5618.04002741378" calcext:value-type="float">
            <text:p><text:s/>5,618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B</text:p>
          </table:table-cell>
          <table:table-cell office:value-type="string" calcext:value-type="string">
            <text:p>Barking and Dagenham</text:p>
          </table:table-cell>
          <table:table-cell table:style-name="ce17" office:value-type="float" office:value="65.9245247617149" calcext:value-type="float">
            <text:p><text:s/>66 </text:p>
          </table:table-cell>
          <table:table-cell table:style-name="ce17" office:value-type="float" office:value="45.3663521256916" calcext:value-type="float">
            <text:p><text:s/>45 </text:p>
          </table:table-cell>
          <table:table-cell table:style-name="ce17" office:value-type="float" office:value="1028.54889573499" calcext:value-type="float">
            <text:p><text:s/>1,029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C</text:p>
          </table:table-cell>
          <table:table-cell office:value-type="string" calcext:value-type="string">
            <text:p>Barnet</text:p>
          </table:table-cell>
          <table:table-cell table:style-name="ce17" office:value-type="float" office:value="303.214293043207" calcext:value-type="float">
            <text:p><text:s/>303 </text:p>
          </table:table-cell>
          <table:table-cell table:style-name="ce17" office:value-type="float" office:value="171.327891772441" calcext:value-type="float">
            <text:p><text:s/>171 </text:p>
          </table:table-cell>
          <table:table-cell table:style-name="ce17" office:value-type="float" office:value="6694.63055470451" calcext:value-type="float">
            <text:p><text:s/>6,695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D</text:p>
          </table:table-cell>
          <table:table-cell office:value-type="string" calcext:value-type="string">
            <text:p>Bexley</text:p>
          </table:table-cell>
          <table:table-cell table:style-name="ce17" office:value-type="float" office:value="151.33476404671" calcext:value-type="float">
            <text:p><text:s/>151 </text:p>
          </table:table-cell>
          <table:table-cell table:style-name="ce17" office:value-type="float" office:value="102.243205810463" calcext:value-type="float">
            <text:p><text:s/>102 </text:p>
          </table:table-cell>
          <table:table-cell table:style-name="ce17" office:value-type="float" office:value="2236.51938207442" calcext:value-type="float">
            <text:p><text:s/>2,237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E</text:p>
          </table:table-cell>
          <table:table-cell office:value-type="string" calcext:value-type="string">
            <text:p>Brent</text:p>
          </table:table-cell>
          <table:table-cell table:style-name="ce17" office:value-type="float" office:value="181.5793762128" calcext:value-type="float">
            <text:p><text:s/>182 </text:p>
          </table:table-cell>
          <table:table-cell table:style-name="ce17" office:value-type="float" office:value="114.026021191451" calcext:value-type="float">
            <text:p><text:s/>114 </text:p>
          </table:table-cell>
          <table:table-cell table:style-name="ce17" office:value-type="float" office:value="2710.98823044879" calcext:value-type="float">
            <text:p><text:s/>2,711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F</text:p>
          </table:table-cell>
          <table:table-cell office:value-type="string" calcext:value-type="string">
            <text:p>Bromley</text:p>
          </table:table-cell>
          <table:table-cell table:style-name="ce17" office:value-type="float" office:value="242.650191762188" calcext:value-type="float">
            <text:p><text:s/>243 </text:p>
          </table:table-cell>
          <table:table-cell table:style-name="ce17" office:value-type="float" office:value="142.978740758872" calcext:value-type="float">
            <text:p><text:s/>143 </text:p>
          </table:table-cell>
          <table:table-cell table:style-name="ce17" office:value-type="float" office:value="3978.41043636104" calcext:value-type="float">
            <text:p><text:s/>3,978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G</text:p>
          </table:table-cell>
          <table:table-cell office:value-type="string" calcext:value-type="string">
            <text:p>Camden</text:p>
          </table:table-cell>
          <table:table-cell table:style-name="ce17" office:value-type="float" office:value="1102.59387280797" calcext:value-type="float">
            <text:p><text:s/>1,103 </text:p>
          </table:table-cell>
          <table:table-cell table:style-name="ce17" office:value-type="float" office:value="747.264095126334" calcext:value-type="float">
            <text:p><text:s/>747 </text:p>
          </table:table-cell>
          <table:table-cell table:style-name="ce17" office:value-type="float" office:value="11615.62550962" calcext:value-type="float">
            <text:p><text:s/>11,616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H</text:p>
          </table:table-cell>
          <table:table-cell office:value-type="string" calcext:value-type="string">
            <text:p>Croydon</text:p>
          </table:table-cell>
          <table:table-cell table:style-name="ce17" office:value-type="float" office:value="303.424731110299" calcext:value-type="float">
            <text:p><text:s/>303 </text:p>
          </table:table-cell>
          <table:table-cell table:style-name="ce17" office:value-type="float" office:value="194.403767265723" calcext:value-type="float">
            <text:p><text:s/>194 </text:p>
          </table:table-cell>
          <table:table-cell table:style-name="ce17" office:value-type="float" office:value="5084.4206323133" calcext:value-type="float">
            <text:p><text:s/>5,084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J</text:p>
          </table:table-cell>
          <table:table-cell office:value-type="string" calcext:value-type="string">
            <text:p>Ealing</text:p>
          </table:table-cell>
          <table:table-cell table:style-name="ce17" office:value-type="float" office:value="357.132800530999" calcext:value-type="float">
            <text:p><text:s/>357 </text:p>
          </table:table-cell>
          <table:table-cell table:style-name="ce17" office:value-type="float" office:value="194.868142982187" calcext:value-type="float">
            <text:p><text:s/>195 </text:p>
          </table:table-cell>
          <table:table-cell table:style-name="ce17" office:value-type="float" office:value="5824.43236933755" calcext:value-type="float">
            <text:p><text:s/>5,824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K</text:p>
          </table:table-cell>
          <table:table-cell office:value-type="string" calcext:value-type="string">
            <text:p>Enfield</text:p>
          </table:table-cell>
          <table:table-cell table:style-name="ce17" office:value-type="float" office:value="252.816017579449" calcext:value-type="float">
            <text:p><text:s/>253 </text:p>
          </table:table-cell>
          <table:table-cell table:style-name="ce17" office:value-type="float" office:value="175.38114214229" calcext:value-type="float">
            <text:p><text:s/>175 </text:p>
          </table:table-cell>
          <table:table-cell table:style-name="ce17" office:value-type="float" office:value="2849.83331401558" calcext:value-type="float">
            <text:p><text:s/>2,850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L</text:p>
          </table:table-cell>
          <table:table-cell office:value-type="string" calcext:value-type="string">
            <text:p>Greenwich</text:p>
          </table:table-cell>
          <table:table-cell table:style-name="ce17" office:value-type="float" office:value="145.200109785306" calcext:value-type="float">
            <text:p><text:s/>145 </text:p>
          </table:table-cell>
          <table:table-cell table:style-name="ce17" office:value-type="float" office:value="96.3344244445986" calcext:value-type="float">
            <text:p><text:s/>96 </text:p>
          </table:table-cell>
          <table:table-cell table:style-name="ce17" office:value-type="float" office:value="2998.72876262352" calcext:value-type="float">
            <text:p><text:s/>2,999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M</text:p>
          </table:table-cell>
          <table:table-cell office:value-type="string" calcext:value-type="string">
            <text:p>Hackney</text:p>
          </table:table-cell>
          <table:table-cell table:style-name="ce17" office:value-type="float" office:value="121.260556275637" calcext:value-type="float">
            <text:p><text:s/>121 </text:p>
          </table:table-cell>
          <table:table-cell table:style-name="ce17" office:value-type="float" office:value="80.8949171445055" calcext:value-type="float">
            <text:p><text:s/>81 </text:p>
          </table:table-cell>
          <table:table-cell table:style-name="ce17" office:value-type="float" office:value="1863.68463499558" calcext:value-type="float">
            <text:p><text:s/>1,864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N</text:p>
          </table:table-cell>
          <table:table-cell office:value-type="string" calcext:value-type="string">
            <text:p>Hammersmith and Fulham</text:p>
          </table:table-cell>
          <table:table-cell table:style-name="ce17" office:value-type="float" office:value="343.048903357497" calcext:value-type="float">
            <text:p><text:s/>343 </text:p>
          </table:table-cell>
          <table:table-cell table:style-name="ce17" office:value-type="float" office:value="283.604494176723" calcext:value-type="float">
            <text:p><text:s/>284 </text:p>
          </table:table-cell>
          <table:table-cell table:style-name="ce17" office:value-type="float" office:value="6911.21286301817" calcext:value-type="float">
            <text:p><text:s/>6,911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P</text:p>
          </table:table-cell>
          <table:table-cell office:value-type="string" calcext:value-type="string">
            <text:p>Haringey</text:p>
          </table:table-cell>
          <table:table-cell table:style-name="ce17" office:value-type="float" office:value="139.775692336764" calcext:value-type="float">
            <text:p><text:s/>140 </text:p>
          </table:table-cell>
          <table:table-cell table:style-name="ce17" office:value-type="float" office:value="81.6894888331617" calcext:value-type="float">
            <text:p><text:s/>82 </text:p>
          </table:table-cell>
          <table:table-cell table:style-name="ce17" office:value-type="float" office:value="2345.10818872576" calcext:value-type="float">
            <text:p><text:s/>2,345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Q</text:p>
          </table:table-cell>
          <table:table-cell office:value-type="string" calcext:value-type="string">
            <text:p>Harrow</text:p>
          </table:table-cell>
          <table:table-cell table:style-name="ce17" office:value-type="float" office:value="170.800653859711" calcext:value-type="float">
            <text:p><text:s/>171 </text:p>
          </table:table-cell>
          <table:table-cell table:style-name="ce17" office:value-type="float" office:value="96.6272439958723" calcext:value-type="float">
            <text:p><text:s/>97 </text:p>
          </table:table-cell>
          <table:table-cell table:style-name="ce17" office:value-type="float" office:value="1992.7398155172" calcext:value-type="float">
            <text:p><text:s/>1,993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R</text:p>
          </table:table-cell>
          <table:table-cell office:value-type="string" calcext:value-type="string">
            <text:p>Havering</text:p>
          </table:table-cell>
          <table:table-cell table:style-name="ce17" office:value-type="float" office:value="225.684954770796" calcext:value-type="float">
            <text:p><text:s/>226 </text:p>
          </table:table-cell>
          <table:table-cell table:style-name="ce17" office:value-type="float" office:value="151.484138701633" calcext:value-type="float">
            <text:p><text:s/>151 </text:p>
          </table:table-cell>
          <table:table-cell table:style-name="ce17" office:value-type="float" office:value="3041.2472512125" calcext:value-type="float">
            <text:p><text:s/>3,041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S</text:p>
          </table:table-cell>
          <table:table-cell office:value-type="string" calcext:value-type="string">
            <text:p>Hillingdon</text:p>
          </table:table-cell>
          <table:table-cell table:style-name="ce17" office:value-type="float" office:value="609.73352798405" calcext:value-type="float">
            <text:p><text:s/>610 </text:p>
          </table:table-cell>
          <table:table-cell table:style-name="ce17" office:value-type="float" office:value="370.253096267657" calcext:value-type="float">
            <text:p><text:s/>370 </text:p>
          </table:table-cell>
          <table:table-cell table:style-name="ce17" office:value-type="float" office:value="4314.21648232045" calcext:value-type="float">
            <text:p><text:s/>4,314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T</text:p>
          </table:table-cell>
          <table:table-cell office:value-type="string" calcext:value-type="string">
            <text:p>Hounslow</text:p>
          </table:table-cell>
          <table:table-cell table:style-name="ce17" office:value-type="float" office:value="208.456003845416" calcext:value-type="float">
            <text:p><text:s/>208 </text:p>
          </table:table-cell>
          <table:table-cell table:style-name="ce17" office:value-type="float" office:value="111.012607133189" calcext:value-type="float">
            <text:p><text:s/>111 </text:p>
          </table:table-cell>
          <table:table-cell table:style-name="ce17" office:value-type="float" office:value="3244.64372149424" calcext:value-type="float">
            <text:p><text:s/>3,245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U</text:p>
          </table:table-cell>
          <table:table-cell office:value-type="string" calcext:value-type="string">
            <text:p>Islington</text:p>
          </table:table-cell>
          <table:table-cell table:style-name="ce17" office:value-type="float" office:value="269.466223384292" calcext:value-type="float">
            <text:p><text:s/>269 </text:p>
          </table:table-cell>
          <table:table-cell table:style-name="ce17" office:value-type="float" office:value="208.436974746771" calcext:value-type="float">
            <text:p><text:s/>208 </text:p>
          </table:table-cell>
          <table:table-cell table:style-name="ce17" office:value-type="float" office:value="3799.53246880152" calcext:value-type="float">
            <text:p><text:s/>3,800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W</text:p>
          </table:table-cell>
          <table:table-cell office:value-type="string" calcext:value-type="string">
            <text:p>Kensington and Chelsea</text:p>
          </table:table-cell>
          <table:table-cell table:style-name="ce17" office:value-type="float" office:value="1845.9559992707" calcext:value-type="float">
            <text:p><text:s/>1,846 </text:p>
          </table:table-cell>
          <table:table-cell table:style-name="ce17" office:value-type="float" office:value="1103.42824147344" calcext:value-type="float">
            <text:p><text:s/>1,103 </text:p>
          </table:table-cell>
          <table:table-cell table:style-name="ce17" office:value-type="float" office:value="12863.1199994772" calcext:value-type="float">
            <text:p><text:s/>12,863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X</text:p>
          </table:table-cell>
          <table:table-cell office:value-type="string" calcext:value-type="string">
            <text:p>Kingston-upon-Thames</text:p>
          </table:table-cell>
          <table:table-cell table:style-name="ce17" office:value-type="float" office:value="207.780935720012" calcext:value-type="float">
            <text:p><text:s/>208 </text:p>
          </table:table-cell>
          <table:table-cell table:style-name="ce17" office:value-type="float" office:value="114.324672021445" calcext:value-type="float">
            <text:p><text:s/>114 </text:p>
          </table:table-cell>
          <table:table-cell table:style-name="ce17" office:value-type="float" office:value="3335.03068949948" calcext:value-type="float">
            <text:p><text:s/>3,335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Y</text:p>
          </table:table-cell>
          <table:table-cell office:value-type="string" calcext:value-type="string">
            <text:p>Lambeth</text:p>
          </table:table-cell>
          <table:table-cell table:style-name="ce17" office:value-type="float" office:value="277.446578119297" calcext:value-type="float">
            <text:p><text:s/>277 </text:p>
          </table:table-cell>
          <table:table-cell table:style-name="ce17" office:value-type="float" office:value="296.983208919099" calcext:value-type="float">
            <text:p><text:s/>297 </text:p>
          </table:table-cell>
          <table:table-cell table:style-name="ce17" office:value-type="float" office:value="6428.00131034069" calcext:value-type="float">
            <text:p><text:s/>6,428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AZ</text:p>
          </table:table-cell>
          <table:table-cell office:value-type="string" calcext:value-type="string">
            <text:p>Lewisham</text:p>
          </table:table-cell>
          <table:table-cell table:style-name="ce17" office:value-type="float" office:value="114.727684519722" calcext:value-type="float">
            <text:p><text:s/>115 </text:p>
          </table:table-cell>
          <table:table-cell table:style-name="ce17" office:value-type="float" office:value="77.4835692485973" calcext:value-type="float">
            <text:p><text:s/>77 </text:p>
          </table:table-cell>
          <table:table-cell table:style-name="ce17" office:value-type="float" office:value="1701.00025205683" calcext:value-type="float">
            <text:p><text:s/>1,701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A</text:p>
          </table:table-cell>
          <table:table-cell office:value-type="string" calcext:value-type="string">
            <text:p>Merton</text:p>
          </table:table-cell>
          <table:table-cell table:style-name="ce17" office:value-type="float" office:value="127.952144277989" calcext:value-type="float">
            <text:p><text:s/>128 </text:p>
          </table:table-cell>
          <table:table-cell table:style-name="ce17" office:value-type="float" office:value="79.4540630698772" calcext:value-type="float">
            <text:p><text:s/>79 </text:p>
          </table:table-cell>
          <table:table-cell table:style-name="ce17" office:value-type="float" office:value="3649.99585039967" calcext:value-type="float">
            <text:p><text:s/>3,650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B</text:p>
          </table:table-cell>
          <table:table-cell office:value-type="string" calcext:value-type="string">
            <text:p>Newham</text:p>
          </table:table-cell>
          <table:table-cell table:style-name="ce17" office:value-type="float" office:value="248.612547318335" calcext:value-type="float">
            <text:p><text:s/>249 </text:p>
          </table:table-cell>
          <table:table-cell table:style-name="ce17" office:value-type="float" office:value="213.847582347589" calcext:value-type="float">
            <text:p><text:s/>214 </text:p>
          </table:table-cell>
          <table:table-cell table:style-name="ce17" office:value-type="float" office:value="2286.1343894497" calcext:value-type="float">
            <text:p><text:s/>2,286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C</text:p>
          </table:table-cell>
          <table:table-cell office:value-type="string" calcext:value-type="string">
            <text:p>Redbridge</text:p>
          </table:table-cell>
          <table:table-cell table:style-name="ce17" office:value-type="float" office:value="153.457086706286" calcext:value-type="float">
            <text:p><text:s/>153 </text:p>
          </table:table-cell>
          <table:table-cell table:style-name="ce17" office:value-type="float" office:value="92.7308077522071" calcext:value-type="float">
            <text:p><text:s/>93 </text:p>
          </table:table-cell>
          <table:table-cell table:style-name="ce17" office:value-type="float" office:value="2183.13878497134" calcext:value-type="float">
            <text:p><text:s/>2,183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D</text:p>
          </table:table-cell>
          <table:table-cell office:value-type="string" calcext:value-type="string">
            <text:p>Richmond-upon-Thames</text:p>
          </table:table-cell>
          <table:table-cell table:style-name="ce17" office:value-type="float" office:value="166.850135175932" calcext:value-type="float">
            <text:p><text:s/>167 </text:p>
          </table:table-cell>
          <table:table-cell table:style-name="ce17" office:value-type="float" office:value="123.752633849862" calcext:value-type="float">
            <text:p><text:s/>124 </text:p>
          </table:table-cell>
          <table:table-cell table:style-name="ce17" office:value-type="float" office:value="2609.18930371255" calcext:value-type="float">
            <text:p><text:s/>2,609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E</text:p>
          </table:table-cell>
          <table:table-cell office:value-type="string" calcext:value-type="string">
            <text:p>Southwark</text:p>
          </table:table-cell>
          <table:table-cell table:style-name="ce17" office:value-type="float" office:value="303.842304767645" calcext:value-type="float">
            <text:p><text:s/>304 </text:p>
          </table:table-cell>
          <table:table-cell table:style-name="ce17" office:value-type="float" office:value="253.613609944504" calcext:value-type="float">
            <text:p><text:s/>254 </text:p>
          </table:table-cell>
          <table:table-cell table:style-name="ce17" office:value-type="float" office:value="7277.19052200062" calcext:value-type="float">
            <text:p><text:s/>7,277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F</text:p>
          </table:table-cell>
          <table:table-cell office:value-type="string" calcext:value-type="string">
            <text:p>Sutton</text:p>
          </table:table-cell>
          <table:table-cell table:style-name="ce17" office:value-type="float" office:value="114.984767580657" calcext:value-type="float">
            <text:p><text:s/>115 </text:p>
          </table:table-cell>
          <table:table-cell table:style-name="ce17" office:value-type="float" office:value="69.7469626990633" calcext:value-type="float">
            <text:p><text:s/>70 </text:p>
          </table:table-cell>
          <table:table-cell table:style-name="ce17" office:value-type="float" office:value="1903.86198231868" calcext:value-type="float">
            <text:p><text:s/>1,904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G</text:p>
          </table:table-cell>
          <table:table-cell office:value-type="string" calcext:value-type="string">
            <text:p>Tower Hamlets</text:p>
          </table:table-cell>
          <table:table-cell table:style-name="ce17" office:value-type="float" office:value="329.941700267139" calcext:value-type="float">
            <text:p><text:s/>330 </text:p>
          </table:table-cell>
          <table:table-cell table:style-name="ce17" office:value-type="float" office:value="347.983458279058" calcext:value-type="float">
            <text:p><text:s/>348 </text:p>
          </table:table-cell>
          <table:table-cell table:style-name="ce17" office:value-type="float" office:value="5823.63912562319" calcext:value-type="float">
            <text:p><text:s/>5,824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H</text:p>
          </table:table-cell>
          <table:table-cell office:value-type="string" calcext:value-type="string">
            <text:p>Waltham Forest</text:p>
          </table:table-cell>
          <table:table-cell table:style-name="ce17" office:value-type="float" office:value="109.544810284628" calcext:value-type="float">
            <text:p><text:s/>110 </text:p>
          </table:table-cell>
          <table:table-cell table:style-name="ce17" office:value-type="float" office:value="68.0856220391347" calcext:value-type="float">
            <text:p><text:s/>68 </text:p>
          </table:table-cell>
          <table:table-cell table:style-name="ce17" office:value-type="float" office:value="2017.16246661792" calcext:value-type="float">
            <text:p><text:s/>2,017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J</text:p>
          </table:table-cell>
          <table:table-cell office:value-type="string" calcext:value-type="string">
            <text:p>Wandsworth</text:p>
          </table:table-cell>
          <table:table-cell table:style-name="ce17" office:value-type="float" office:value="215.817113192085" calcext:value-type="float">
            <text:p><text:s/>216 </text:p>
          </table:table-cell>
          <table:table-cell table:style-name="ce17" office:value-type="float" office:value="127.683610618357" calcext:value-type="float">
            <text:p><text:s/>128 </text:p>
          </table:table-cell>
          <table:table-cell table:style-name="ce17" office:value-type="float" office:value="4184.51761026416" calcext:value-type="float">
            <text:p><text:s/>4,185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0BK</text:p>
          </table:table-cell>
          <table:table-cell office:value-type="string" calcext:value-type="string">
            <text:p>Westminster, City of</text:p>
          </table:table-cell>
          <table:table-cell table:style-name="ce17" office:value-type="float" office:value="5479.87113214434" calcext:value-type="float">
            <text:p><text:s/>5,480 </text:p>
          </table:table-cell>
          <table:table-cell table:style-name="ce17" office:value-type="float" office:value="3506.44029563884" calcext:value-type="float">
            <text:p><text:s/>3,506 </text:p>
          </table:table-cell>
          <table:table-cell table:style-name="ce17" office:value-type="float" office:value="46591.4548124293" calcext:value-type="float">
            <text:p><text:s/>46,591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 table:number-columns-repeated="3"/>
          <table:table-cell table:number-columns-repeated="1019"/>
        </table:table-row>
        <table:table-row table:style-name="ro1"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London</text:p>
          </table:table-cell>
          <table:table-cell table:style-name="ce18" office:value-type="float" office:value="15339.7710765457" calcext:value-type="float">
            <text:p><text:s/>15,340 </text:p>
          </table:table-cell>
          <table:table-cell table:style-name="ce18" office:value-type="float" office:value="10138.7347866974" calcext:value-type="float">
            <text:p><text:s/>10,139 </text:p>
          </table:table-cell>
          <table:table-cell table:style-name="ce18" office:value-type="float" office:value="181006.000639894" calcext:value-type="float">
            <text:p><text:s/>181,006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number-columns-repeated="3"/>
          <table:table-cell table:number-columns-repeated="101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Metadata.$A$1" table:cell-range-address="$'2007'.$B$1:.$E$3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£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7" loext:min-decimal-places="7" number:min-integer-digits="1"/>
    </number:number-style>
    <number:number-style style:name="N135P0" style:volatile="true">
      <number:text>Yes</number:text>
    </number:number-style>
    <number:number-style style:name="N135P1" style:volatile="true">
      <number:text>Yes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True</number:text>
    </number:number-style>
    <number:number-style style:name="N136P1" style:volatile="true">
      <number:text>True</number:text>
    </number:number-style>
    <number:number-style style:name="N136">
      <number:text>False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On</number:text>
    </number:number-style>
    <number:number-style style:name="N137P1" style:volatile="true">
      <number:text>On</number:text>
    </number:number-style>
    <number:number-style style:name="N137">
      <number:text>Off</number:text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8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Warning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loext:scale-to-X="1" loext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4" style:display-name="PageStyle_200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5" style:display-name="PageStyle_200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6" style:display-name="PageStyle_200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7" style:display-name="PageStyle_200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08-03-08T20:23:47</meta:creation-date>
    <dc:date>2019-10-27T12:19:47.895917572</dc:date>
    <meta:print-date>2009-07-03T09:40:27</meta:print-date>
    <meta:editing-duration>PT11M55S</meta:editing-duration>
    <meta:editing-cycles>1</meta:editing-cycles>
    <meta:document-statistic meta:table-count="5" meta:cell-count="768" meta:object-count="0"/>
    <meta:generator>LibreOffice/6.2.7.1$Linux_X86_64 LibreOffice_project/20$Build-1</meta:generator>
    <meta:user-defined meta:name="DM_Links_Updated" meta:value-type="boolean">true</meta:user-defined>
  </office:meta>
</office:document-meta>
</file>